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C00002E9D000036788037AF8A4909B349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1" svg:font-family="'DejaVu Sans Mono'"/>
    <style:font-face style:name="FreeSans1" svg:font-family="FreeSans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847cm"/>
    </style:style>
    <style:style style:name="Таблица1.B" style:family="table-column">
      <style:table-column-properties style:column-width="13.854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" fo:padding="0cm" fo:border="none" style:writing-mode="lr-tb"/>
    </style:style>
    <style:style style:name="Таблица2" style:family="table">
      <style:table-properties style:width="16.995cm" fo:margin-left="-0.383cm" fo:margin-top="0cm" fo:margin-bottom="0cm" table:align="left" style:writing-mode="lr-tb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7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8cm"/>
    </style:style>
    <style:style style:name="Таблица2.G" style:family="table-column">
      <style:table-column-properties style:column-width="2.83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1" style:writing-mode="lr-tb"/>
    </style:style>
    <style:style style:name="P1" style:family="paragraph" style:parent-style-name="Standard">
      <style:text-properties officeooo:rsid="000cef4e" officeooo:paragraph-rsid="00230820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200%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line-height="200%" fo:text-align="end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officeooo:rsid="0012be09" officeooo:paragraph-rsid="0012be09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officeooo:rsid="0018f963" officeooo:paragraph-rsid="0011425c" style:font-size-asian="9pt" style:font-size-complex="9pt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officeooo:rsid="00242499" officeooo:paragraph-rsid="003cea5d" style:font-size-asian="9pt" style:font-size-complex="9pt"/>
    </style:style>
    <style:style style:name="P18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/>
    </style:style>
    <style:style style:name="P19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</style:style>
    <style:style style:name="P20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</style:style>
    <style:style style:name="P21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officeooo:paragraph-rsid="00142fd9"/>
    </style:style>
    <style:style style:name="P22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</style:style>
    <style:style style:name="P23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4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5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26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left="0.635cm" fo:margin-right="0cm" fo:text-align="end" style:justify-single-word="false" fo:orphans="2" fo:widows="2" fo:text-indent="0cm" style:auto-text-indent="false" style:vertical-align="auto" style:writing-mode="lr-tb"/>
    </style:style>
    <style:style style:name="P29" style:family="paragraph" style:parent-style-name="Standard">
      <style:paragraph-properties fo:text-align="start" style:justify-single-word="false" fo:orphans="2" fo:widows="2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officeooo:rsid="0037fd9a" officeooo:paragraph-rsid="0037fd9a" style:font-size-asian="10pt" style:font-size-complex="10pt"/>
    </style:style>
    <style:style style:name="P30" style:family="paragraph" style:parent-style-name="Standard">
      <style:paragraph-properties fo:text-align="start" style:justify-single-word="false" fo:orphans="2" fo:widows="2" style:vertical-align="auto" style:writing-mode="lr-tb">
        <style:tab-stops>
          <style:tab-stop style:position="5.08cm"/>
        </style:tab-stops>
      </style:paragraph-properties>
      <style:text-properties fo:color="#000000" style:font-name="DejaVu Sans Mono" fo:font-size="9pt" fo:font-style="normal" fo:font-weight="normal" officeooo:rsid="0037fd9a" officeooo:paragraph-rsid="0037fd9a" fo:background-color="#ffffff" style:font-size-asian="9pt" style:font-style-asian="normal" style:font-weight-asian="normal" style:font-size-complex="10pt"/>
    </style:style>
    <style:style style:name="P31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32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1b17be"/>
    </style:style>
    <style:style style:name="P33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0fe570"/>
    </style:style>
    <style:style style:name="P34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style:font-name="Times New Roman" fo:font-size="10pt" style:text-underline-style="solid" style:text-underline-width="auto" style:text-underline-color="font-color" officeooo:rsid="003cea5d" style:font-size-asian="10pt" style:font-size-complex="10pt"/>
    </style:style>
    <style:style style:name="P35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style:font-name="Times New Roman" fo:font-size="10pt" officeooo:rsid="003d8e83" officeooo:paragraph-rsid="003d8e83" style:font-size-asian="10pt" style:font-size-complex="10pt"/>
    </style:style>
    <style:style style:name="P36" style:family="paragraph" style:parent-style-name="Standard" style:list-style-name="WWNum1">
      <style:paragraph-properties fo:margin-left="0.635cm" fo:margin-right="0cm" fo:text-align="justify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37" style:family="paragraph">
      <loext:graphic-properties draw:fill-color="#ffffff"/>
    </style:style>
    <style:style style:name="P38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officeooo:rsid="003b02df"/>
    </style:style>
    <style:style style:name="T5" style:family="text">
      <style:text-properties style:font-name="Times New Roman" style:text-underline-style="solid" style:text-underline-width="auto" style:text-underline-color="font-color" officeooo:rsid="003d8e83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officeooo:rsid="003b02df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0fe570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12be09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142fd9" style:font-size-asian="10pt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officeooo:rsid="003b02df" style:font-size-asian="10pt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officeooo:rsid="003d8e83" style:font-size-asian="10pt" style:font-size-complex="10pt"/>
    </style:style>
    <style:style style:name="T14" style:family="text">
      <style:text-properties style:font-name="Times New Roman" fo:font-size="10pt" style:text-underline-style="solid" style:text-underline-width="auto" style:text-underline-color="font-color" officeooo:rsid="0041e76c" style:font-size-asian="10pt" style:font-size-complex="10pt"/>
    </style:style>
    <style:style style:name="T15" style:family="text">
      <style:text-properties style:font-name="Times New Roman" fo:font-size="10pt" fo:language="en" fo:country="US" style:font-size-asian="10pt" style:font-size-complex="10pt"/>
    </style:style>
    <style:style style:name="T16" style:family="text">
      <style:text-properties style:font-name="Times New Roman" fo:font-size="10pt" fo:language="en" fo:country="US" officeooo:rsid="000fe570" style:font-size-asian="10pt" style:font-size-complex="10pt"/>
    </style:style>
    <style:style style:name="T17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18" style:family="text">
      <style:text-properties style:font-name="Times New Roman" fo:font-size="10pt" fo:language="en" fo:country="US" style:text-underline-style="solid" style:text-underline-width="auto" style:text-underline-color="font-color" officeooo:rsid="000fe570" style:font-size-asian="10pt" style:font-size-complex="10pt"/>
    </style:style>
    <style:style style:name="T19" style:family="text">
      <style:text-properties style:font-name="Times New Roman" fo:font-size="10pt" fo:language="en" fo:country="US" style:text-underline-style="solid" style:text-underline-width="auto" style:text-underline-color="font-color" officeooo:rsid="003d8e83" style:font-size-asian="10pt" style:font-size-complex="10pt"/>
    </style:style>
    <style:style style:name="T20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3" style:family="text">
      <style:text-properties fo:color="#808080"/>
    </style:style>
    <style:style style:name="T24" style:family="text">
      <style:text-properties fo:color="#808080" style:font-name="Times New Roman" fo:font-size="10pt" style:text-underline-style="solid" style:text-underline-width="auto" style:text-underline-color="font-color" officeooo:rsid="003cea5d" style:font-size-asian="10pt" style:font-size-complex="10pt"/>
    </style:style>
    <style:style style:name="T25" style:family="text">
      <style:text-properties fo:color="#808080" style:font-name="DejaVu Sans Mono1"/>
    </style:style>
    <style:style style:name="T26" style:family="text">
      <style:text-properties fo:color="#bbb529"/>
    </style:style>
    <style:style style:name="T27" style:family="text">
      <style:text-properties fo:color="#6a8759"/>
    </style:style>
    <style:style style:name="T28" style:family="text">
      <style:text-properties fo:color="#6a8759" style:font-name="DejaVu Sans Mono1"/>
    </style:style>
    <style:style style:name="T29" style:family="text">
      <style:text-properties fo:color="#cc7832"/>
    </style:style>
    <style:style style:name="T30" style:family="text">
      <style:text-properties fo:color="#cc7832" fo:font-weight="bold"/>
    </style:style>
    <style:style style:name="T31" style:family="text">
      <style:text-properties fo:color="#cc7832" style:font-name="DejaVu Sans Mono1"/>
    </style:style>
    <style:style style:name="T32" style:family="text">
      <style:text-properties fo:color="#cc7832" style:font-name="DejaVu Sans Mono1" fo:font-weight="bold"/>
    </style:style>
    <style:style style:name="T33" style:family="text">
      <style:text-properties fo:color="#b5b6e3"/>
    </style:style>
    <style:style style:name="T34" style:family="text">
      <style:text-properties fo:color="#b5b6e3" style:font-name="DejaVu Sans Mono1"/>
    </style:style>
    <style:style style:name="T35" style:family="text">
      <style:text-properties style:font-name="DejaVu Sans Mono1"/>
    </style:style>
    <style:style style:name="T36" style:family="text">
      <style:text-properties fo:color="#9373a5" style:font-name="DejaVu Sans Mono1"/>
    </style:style>
    <style:style style:name="T37" style:family="text">
      <style:text-properties fo:color="#b9bcd1"/>
    </style:style>
    <style:style style:name="T38" style:family="text">
      <style:text-properties fo:color="#b9bcd1" style:font-name="DejaVu Sans Mono1"/>
    </style:style>
    <style:style style:name="T39" style:family="text">
      <style:text-properties fo:color="#ffc66d"/>
    </style:style>
    <style:style style:name="T40" style:family="text">
      <style:text-properties fo:color="#6897bb" style:font-name="DejaVu Sans Mono1"/>
    </style:style>
    <style:style style:name="T41" style:family="text">
      <style:text-properties fo:color="#908b25" style:font-name="DejaVu Sans Mono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2" draw:style-name="gr2" draw:text-style-name="P38" svg:width="0.101cm" svg:height="0.101cm" svg:x="0cm" svg:y="0cm">
        <draw:image xlink:href="">
          <text:p/>
        </draw:image>
      </draw:frame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<field:fieldmark-start text:name="__Fieldmark__5_1397030361" field:type="SHAPE  \* MERGEFORMAT"/><field:fieldmark-end/><draw:frame draw:style-name="fr1" draw:name="Изображение1" text:anchor-type="as-char" svg:width="1.905cm" svg:height="2.2cm" draw:z-index="1"><draw:image xlink:href="Pictures/2000000C00002E9D000036788037AF8A4909B349.wmf" xlink:type="simple" xlink:show="embed" xlink:actuate="onLoad"/></draw:frame><draw:custom-shape text:anchor-type="char" draw:z-index="0" draw:style-name="gr1" draw:text-style-name="P37" svg:width="1.906cm" svg:height="2.223cm" svg:x="0cm" svg:y="0cm"><text:p/><draw:enhanced-geometry svg:viewBox="0 0 21600 21600" draw:type="rectangle" draw:enhanced-path="M 0 0 L 21600 0 21600 21600 0 21600 0 0 Z N"/></draw:custom-shape></text:p>
          </table:table-cell>
          <table:table-cell table:style-name="Таблица1.B1" office:value-type="string">
            <text:p text:style-name="P5"><text:span text:style-name="T2">Отчёт по лабораторной работе</text:span><text:span text:style-name="T1"> №</text:span><text:span text:style-name="T3"><text:tab/></text:span><text:span text:style-name="T4">2</text:span><text:span text:style-name="T5">3</text:span><text:span text:style-name="T3"><text:tab/></text:span><text:span text:style-name="T1"> по курсу </text:span><text:span text:style-name="T3"><text:tab/>1<text:tab/></text:span></text:p>
            <text:p text:style-name="P6"><text:span text:style-name="T6">студента группы </text:span><text:span text:style-name="T9">102</text:span><text:span text:style-name="T6"> <text:s text:c="2"/></text:span><text:span text:style-name="T8"><text:tab/></text:span><text:span text:style-name="T9">Баталова М.А.</text:span><text:span text:style-name="T8"><text:tab/><text:tab/><text:tab/></text:span><text:span text:style-name="T6">, № по списку <text:s/></text:span><text:span text:style-name="T8"><text:tab/></text:span><text:span text:style-name="T12">2</text:span><text:span text:style-name="T8"><text:tab/></text:span></text:p>
            <text:p text:style-name="P6"><text:span text:style-name="T6">Адреса </text:span><text:span text:style-name="T15">www</text:span><text:span text:style-name="T6">, </text:span><text:span text:style-name="T15">e</text:span><text:span text:style-name="T6">-</text:span><text:span text:style-name="T15">mail</text:span><text:span text:style-name="T6">, </text:span><text:span text:style-name="T15">jabber</text:span><text:span text:style-name="T6">, </text:span><text:span text:style-name="T15">skype</text:span><text:span text:style-name="T6"> </text:span><text:span text:style-name="T8"><text:tab/></text:span><text:span text:style-name="T18">etrymax@gmail.com</text:span><text:span text:style-name="T8"><text:tab/><text:tab/><text:tab/><text:tab/></text:span></text:p>
            <text:p text:style-name="P6"><text:span text:style-name="T6">Работа выполнена: “</text:span><text:span text:style-name="T8"> </text:span><text:span text:style-name="T14">10</text:span><text:span text:style-name="T8"> <text:s text:c="2"/></text:span><text:span text:style-name="T6">“ </text:span><text:span text:style-name="T8"><text:tab/></text:span><text:span text:style-name="T13"> </text:span><text:span text:style-name="T14">мая</text:span><text:span text:style-name="T8"><text:tab/><text:tab/></text:span><text:span text:style-name="T6"> 201</text:span><text:span text:style-name="T7">9</text:span><text:span text:style-name="T8"><text:tab/></text:span><text:span text:style-name="T6">г.<text:tab/><text:tab/></text:span></text:p>
            <text:p text:style-name="P6"><text:span text:style-name="T6">Преподаватель:</text:span><text:span text:style-name="T8"><text:tab/><text:tab/></text:span><text:span text:style-name="T6"> каф.806 </text:span><text:span text:style-name="T8"><text:tab/>Ефименко Н.А.<text:tab/><text:tab/><text:tab/><text:tab/></text:span></text:p>
            <text:p text:style-name="P6"><text:span text:style-name="T6">Входной контроль знаний с оценкой </text:span><text:span text:style-name="T8"><text:tab/><text:tab/><text:tab/><text:tab/><text:tab/></text:span></text:p>
            <text:p text:style-name="P6"><text:span text:style-name="T6">Отчёт сдан “</text:span><text:span text:style-name="T8"> <text:s text:c="2"/></text:span><text:span text:style-name="T6">“ </text:span><text:span text:style-name="T8"><text:tab/><text:tab/></text:span><text:span text:style-name="T6"> 201</text:span><text:span text:style-name="T7">9г</text:span><text:span text:style-name="T6">., итоговая оценка </text:span><text:span text:style-name="T8"><text:tab/><text:tab/></text:span></text:p>
            <text:p text:style-name="P6"><text:span text:style-name="T6">Подпись преподавателя </text:span><text:span text:style-name="T8"><text:tab/><text:tab/><text:tab/><text:tab/></text:span></text:p>
          </table:table-cell>
        </table:table-row>
      </table:table>
      <text:p text:style-name="P7"/>
      <text:list xml:id="list8345952879536269252" text:style-name="WWNum1">
        <text:list-item>
          <text:p text:style-name="P32"><text:span text:style-name="T20">Тема</text:span><text:span text:style-name="T6">: <text:s/></text:span><text:span text:style-name="T19">Динамические структуры данных. Обработка деревьев</text:span></text:p>
        </text:list-item>
        <text:list-item>
          <text:p text:style-name="P33"><text:span text:style-name="T20">Цель работы</text:span><text:span text:style-name="T6">: <text:s/></text:span><text:span text:style-name="T12">Научится </text:span><text:span text:style-name="T13">работать с деревьями</text:span></text:p>
        </text:list-item>
      </text:list>
      <text:p text:style-name="P8"/>
      <text:list xml:id="list220628962982195" text:continue-numbering="true" text:style-name="WWNum1">
        <text:list-item>
          <text:p text:style-name="P31"><text:span text:style-name="T20">Задание</text:span><text:span text:style-name="T6"> (</text:span><text:span text:style-name="T21">вариант №</text:span><text:span text:style-name="T6">): </text:span><text:span text:style-name="T24">Проверить, является ли двоичное дерево линейным списком вершин</text:span></text:p>
          <text:p text:style-name="P34"/>
        </text:list-item>
      </text:list>
      <text:p text:style-name="P8"/>
      <text:list xml:id="list220628806044648" text:continue-numbering="true" text:style-name="WWNum1">
        <text:list-item>
          <text:p text:style-name="P31"><text:span text:style-name="T20">Оборудование</text:span><text:span text:style-name="T6"> (</text:span><text:span text:style-name="T21">лабораторное</text:span><text:span text:style-name="T6">):</text:span></text:p>
        </text:list-item>
      </text:list>
      <text:p text:style-name="P20"><text:span text:style-name="T6">ЭВМ </text:span><text:span text:style-name="T8"><text:tab/><text:tab/></text:span><text:span text:style-name="T6">, процессор </text:span><text:span text:style-name="T8"><text:tab/><text:tab/></text:span><text:span text:style-name="T6">, имя узла сети </text:span><text:span text:style-name="T8"><text:tab/><text:tab/><text:tab/></text:span><text:span text:style-name="T6"> с ОП </text:span><text:span text:style-name="T8"><text:tab/><text:tab/> <text:s text:c="8"/></text:span><text:span text:style-name="T6"><text:s/>МБ</text:span></text:p>
      <text:p text:style-name="P22"><text:span text:style-name="T6">НМД </text:span><text:span text:style-name="T8"><text:tab/><text:tab/></text:span><text:span text:style-name="T6"> ГБ. <text:s/>Терминал </text:span><text:span text:style-name="T8"><text:tab/><text:tab/></text:span><text:span text:style-name="T6"> адрес </text:span><text:span text:style-name="T8"><text:tab/><text:tab/><text:tab/></text:span><text:span text:style-name="T6">. Принтер </text:span><text:span text:style-name="T8"><text:tab/><text:tab/><text:tab/></text:span></text:p>
      <text:p text:style-name="P22"><text:span text:style-name="T6">Другие устройства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3"/>
      <text:p text:style-name="P26">Оборудование ПЭВМ студента, если использовалось:</text:p>
      <text:p text:style-name="P22"><text:span text:style-name="T6">Процессор</text:span><text:span text:style-name="T15"> </text:span><text:span text:style-name="T17"><text:tab/>Intel </text:span><text:span text:style-name="T18">pentium n4200</text:span><text:span text:style-name="T15">, </text:span><text:span text:style-name="T6">ОП</text:span><text:span text:style-name="T15"> </text:span><text:span text:style-name="T18">5900</text:span><text:span text:style-name="T15"> </text:span><text:span text:style-name="T6">МБ</text:span><text:span text:style-name="T15">, </text:span><text:span text:style-name="T6">НМД</text:span><text:span text:style-name="T15"> </text:span><text:span text:style-name="T18">5.7</text:span><text:span text:style-name="T17"><text:tab/></text:span><text:span text:style-name="T15"> </text:span><text:span text:style-name="T16">ГБ</text:span><text:span text:style-name="T15">. </text:span><text:span text:style-name="T6">Монитор </text:span><text:span text:style-name="T8"><text:tab/></text:span><text:span text:style-name="T17">TFT</text:span><text:span text:style-name="T8">, встроенный<text:tab/></text:span></text:p>
      <text:p text:style-name="P22"><text:span text:style-name="T6">Другие устройства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/>
      <text:list xml:id="list220629378537053" text:continue-numbering="true" text:style-name="WWNum1">
        <text:list-item>
          <text:p text:style-name="P31"><text:span text:style-name="T20">Программное обеспечение</text:span><text:span text:style-name="T6"> (</text:span><text:span text:style-name="T21">лабораторное</text:span><text:span text:style-name="T6">):</text:span></text:p>
        </text:list-item>
      </text:list>
      <text:p text:style-name="P20"><text:span text:style-name="T6">Операционная система семейства </text:span><text:span text:style-name="T8"><text:tab/><text:tab/></text:span><text:span text:style-name="T6">, наименование </text:span><text:span text:style-name="T8"><text:tab/><text:tab/><text:tab/><text:tab/></text:span><text:span text:style-name="T6"> версия </text:span><text:span text:style-name="T8"><text:tab/><text:tab/></text:span></text:p>
      <text:p text:style-name="P20"><text:span text:style-name="T6">Интерпретатор команд </text:span><text:span text:style-name="T8"><text:tab/><text:tab/><text:tab/><text:tab/><text:tab/><text:tab/><text:tab/></text:span><text:span text:style-name="T6"> версия </text:span><text:span text:style-name="T8"><text:tab/><text:tab/><text:tab/></text:span></text:p>
      <text:p text:style-name="P20"><text:span text:style-name="T6">Система программирования </text:span><text:span text:style-name="T8"><text:tab/><text:tab/><text:tab/><text:tab/><text:tab/><text:tab/><text:tab/></text:span><text:span text:style-name="T6"> версия </text:span><text:span text:style-name="T8"><text:tab/><text:tab/><text:tab/></text:span></text:p>
      <text:p text:style-name="P20"><text:span text:style-name="T6">Редактор текстов </text:span><text:span text:style-name="T8"><text:tab/><text:tab/><text:tab/><text:tab/><text:tab/><text:tab/><text:tab/><text:tab/></text:span><text:span text:style-name="T6"> версия </text:span><text:span text:style-name="T8"><text:tab/><text:tab/><text:tab/></text:span></text:p>
      <text:p text:style-name="P20"><text:span text:style-name="T6">Утилиты операционной системы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0"><text:span text:style-name="T6">Прикладные системы и программы </text:span><text:span text:style-name="T8"><text:tab/><text:tab/><text:tab/><text:tab/><text:tab/><text:tab/><text:tab/><text:tab/><text:tab/></text:span></text:p>
      <text:p text:style-name="P20"><text:span text:style-name="T6">Местонахождения и имена файлов программ и данных </text:span><text:span text:style-name="T8"><text:tab/><text:tab/><text:tab/><text:tab/><text:tab/><text:tab/><text:tab/><text:tab/><text:tab/><text:tab/><text:tab/><text:tab/><text:tab/><text:tab/><text:tab/><text:tab/><text:tab/><text:tab/><text:tab/></text:span></text:p>
      <text:p text:style-name="P24"/>
      <text:p text:style-name="P27">Программное обеспечение ЭВМ студента, если использовалось:</text:p>
      <text:p text:style-name="P20"><text:span text:style-name="T6">Операционная система семейства </text:span><text:span text:style-name="T8"><text:tab/></text:span><text:span text:style-name="T17">UNIX</text:span><text:span text:style-name="T8"><text:tab/></text:span><text:span text:style-name="T6">, наименование </text:span><text:span text:style-name="T8"><text:tab/></text:span><text:span text:style-name="T18">Debian</text:span><text:span text:style-name="T8"><text:tab/></text:span><text:span text:style-name="T6"> версия </text:span><text:span text:style-name="T8"><text:tab/></text:span><text:span text:style-name="T9">9.5</text:span><text:span text:style-name="T8"><text:tab/></text:span></text:p>
      <text:p text:style-name="P20"><text:span text:style-name="T6">Интерпретатор команд </text:span><text:span text:style-name="T8"><text:tab/></text:span><text:span text:style-name="T9">bash</text:span><text:span text:style-name="T8"><text:tab/><text:tab/><text:tab/><text:tab/><text:tab/><text:tab/></text:span><text:span text:style-name="T6"> версия </text:span><text:span text:style-name="T8"><text:tab/></text:span><text:span text:style-name="T9">4.4.12</text:span><text:span text:style-name="T8"><text:tab/><text:tab/></text:span></text:p>
      <text:p text:style-name="P20"><text:span text:style-name="T6">Система программирования </text:span><text:span text:style-name="T8"><text:tab/><text:tab/><text:tab/><text:tab/><text:tab/><text:tab/><text:tab/></text:span><text:span text:style-name="T6"> версия </text:span><text:span text:style-name="T8"><text:tab/><text:tab/><text:tab/></text:span></text:p>
      <text:p text:style-name="P20"><text:span text:style-name="T6">Редактор текстов </text:span><text:span text:style-name="T8"><text:tab/><text:tab/></text:span><text:span text:style-name="T18">nano</text:span><text:span text:style-name="T8"><text:tab/><text:tab/><text:tab/><text:tab/><text:tab/><text:tab/></text:span><text:span text:style-name="T6"> версия </text:span><text:span text:style-name="T8"><text:tab/></text:span><text:span text:style-name="T17"> <text:s text:c="2"/></text:span><text:span text:style-name="T8"><text:tab/></text:span></text:p>
      <text:p text:style-name="P20"><text:soft-page-break/><text:span text:style-name="T6">Утилиты операционной системы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0"><text:span text:style-name="T6">Прикладные системы и программы </text:span><text:span text:style-name="T8"><text:tab/><text:tab/><text:tab/><text:tab/><text:tab/><text:tab/><text:tab/><text:tab/><text:tab/></text:span></text:p>
      <text:p text:style-name="P20"><text:span text:style-name="T6">Местонахождения и имена файлов программ и данных </text:span><text:span text:style-name="T8"><text:tab/><text:tab/><text:tab/><text:tab/><text:tab/><text:tab/><text:tab/><text:tab/><text:tab/><text:tab/><text:tab/><text:tab/><text:tab/><text:tab/><text:tab/><text:tab/><text:tab/><text:tab/><text:tab/></text:span></text:p>
      <text:p text:style-name="P25"/>
      <text:p text:style-name="P25"/>
      <text:p text:style-name="P25"/>
      <text:p text:style-name="P25"/>
      <text:p text:style-name="P25"/>
      <text:p text:style-name="P25"/>
      <text:list xml:id="list220629320956143" text:continue-numbering="true" text:style-name="WWNum1">
        <text:list-item>
          <text:p text:style-name="P31"><text:span text:style-name="T20">Идея, метод, алгоритм</text:span><text:span text:style-name="T6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  <text:p text:style-name="P35">Обходим дерево в глубину. Если у элемента дерева 2 потомка, то дерево не линейный список. Иначе линейный список. </text:p>
          <text:p text:style-name="P35">Программа выводит LIN, если данное дерево является линейным списком, NO если не является</text:p>
        </text:list-item>
      </text:list>
      <text:p text:style-name="P29"><text:s text:c="5"/></text:p>
      <text:p text:style-name="P30"/>
      <text:list xml:id="list220629801617675" text:continue-numbering="true" text:style-name="WWNum1">
        <text:list-item>
          <text:p text:style-name="P31"><text:span text:style-name="T20">Сценарий выполнения работы</text:span><text:span text:style-name="T6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1"/>
      <text:p text:style-name="Standard">/* Вариант 12 Проверить, является ли двоичное дерево линейным списком вершин</text:p>
      <text:p text:style-name="Standard">+ добавление ноды (например rlrr 13)</text:p>
      <text:p text:style-name="Standard">- удаление ноды (rlrr по элементу)</text:p>
      <text:p text:style-name="Standard">d удаление ноды (13 по значению)</text:p>
      <text:p text:style-name="Standard">p вывод дерева</text:p>
      <text:p text:style-name="Standard">! функция из задания</text:p>
      <text:p text:style-name="Standard">*/</text:p>
      <text:p text:style-name="Standard"><text:span text:style-name="T26">#include </text:span><text:span text:style-name="T27">"string.h"</text:span></text:p>
      <text:p text:style-name="Standard"><text:span text:style-name="T26">#include </text:span><text:span text:style-name="T27">&lt;stdlib.h&gt;</text:span></text:p>
      <text:p text:style-name="Standard"><text:span text:style-name="T26">#include </text:span><text:span text:style-name="T27">"stdio.h"</text:span></text:p>
      <text:p text:style-name="Standard"><text:span text:style-name="T30">typedef struct </text:span><text:span text:style-name="T33">tree </text:span>{</text:p>
      <text:p text:style-name="Standard"><text:s text:c="4"/><text:span text:style-name="T32">int </text:span><text:span text:style-name="T36">data</text:span><text:span text:style-name="T31">;</text:span></text:p>
      <text:p text:style-name="Standard"><text:span text:style-name="T29"><text:s text:c="4"/></text:span><text:span text:style-name="T32">struct </text:span><text:span text:style-name="T34">tree </text:span><text:span text:style-name="T35">*</text:span><text:span text:style-name="T36">left</text:span><text:span text:style-name="T31">;</text:span></text:p>
      <text:p text:style-name="Standard"><text:span text:style-name="T29"><text:s text:c="4"/></text:span><text:span text:style-name="T32">struct </text:span><text:span text:style-name="T34">tree </text:span><text:span text:style-name="T35">*</text:span><text:span text:style-name="T36">right</text:span><text:span text:style-name="T31">;</text:span></text:p>
      <text:p text:style-name="Standard"><text:span text:style-name="T29"><text:s text:c="4"/></text:span><text:span text:style-name="T32">struct </text:span><text:span text:style-name="T34">tree </text:span><text:span text:style-name="T35">*</text:span><text:span text:style-name="T36">parent</text:span><text:span text:style-name="T31">;</text:span></text:p>
      <text:p text:style-name="Standard">} <text:span text:style-name="T37">Tree</text:span><text:span text:style-name="T29">;</text:span></text:p>
      <text:p text:style-name="Standard"><text:span text:style-name="T37">Tree</text:span>* <text:span text:style-name="T39">search_leaf</text:span>(<text:span text:style-name="T37">Tree</text:span>* root)<text:span text:style-name="T29">;</text:span></text:p>
      <text:p text:style-name="Standard"><text:span text:style-name="T30">void </text:span><text:span text:style-name="T39">delete_tree</text:span>(<text:span text:style-name="T37">Tree </text:span>*pTree)<text:span text:style-name="T29">;</text:span></text:p>
      <text:p text:style-name="Standard"><text:span text:style-name="T30">static </text:span><text:span text:style-name="T37">Tree </text:span>*root<text:span text:style-name="T29">;</text:span></text:p>
      <text:p text:style-name="Standard"><text:span text:style-name="T30">void </text:span><text:span text:style-name="T39">print_node</text:span>(<text:span text:style-name="T37">Tree </text:span>*a) {</text:p>
      <text:p text:style-name="Standard"><text:s text:c="4"/><text:span text:style-name="T32">if </text:span><text:span text:style-name="T35">( a == </text:span><text:span text:style-name="T41">NULL</text:span><text:span text:style-name="T35">) {</text:span></text:p>
      <text:p text:style-name="Standard"><text:s text:c="4"/><text:span text:style-name="T35">} </text:span><text:span text:style-name="T32">else </text:span><text:span text:style-name="T35">{</text:span><text:span text:style-name="T25">//Для дебага</text:span></text:p>
      <text:p text:style-name="Standard">//Для дебага</text:p>
      <text:p text:style-name="Standard">// <text:s text:c="7"/>if (a-&gt;parent) printf("p%d ", a-&gt;parent-&gt;data);</text:p>
      <text:p text:style-name="Standard">// <text:s text:c="7"/>if (a-&gt;left) printf("l%d ",a-&gt;left-&gt;data);</text:p>
      <text:p text:style-name="Standard">// <text:s text:c="7"/>if (a-&gt;right) printf("r%d ",a-&gt;right-&gt;data);</text:p>
      <text:p text:style-name="Standard"><text:span text:style-name="T23"><text:s text:c="8"/></text:span><text:span text:style-name="T35">printf(</text:span><text:span text:style-name="T28">"</text:span><text:span text:style-name="T31">%d</text:span><text:span text:style-name="T28">"</text:span><text:span text:style-name="T31">,</text:span><text:span text:style-name="T35">a-&gt;</text:span><text:span text:style-name="T36">data</text:span><text:span text:style-name="T35">)</text:span><text:span text:style-name="T31">;</text:span></text:p>
      <text:p text:style-name="Standard"><text:span text:style-name="T29"><text:s text:c="4"/></text:span><text:span text:style-name="T35">}</text:span></text:p>
      <text:p text:style-name="Standard">}</text:p>
      <text:p text:style-name="Standard"><text:span text:style-name="T30">void </text:span><text:span text:style-name="T39">print_space</text:span>(<text:span text:style-name="T30">int </text:span>span) {</text:p>
      <text:p text:style-name="Standard"><text:s text:c="4"/><text:span text:style-name="T32">for </text:span><text:span text:style-name="T35">(</text:span><text:span text:style-name="T32">int </text:span><text:span text:style-name="T35">i = </text:span><text:span text:style-name="T40">0</text:span><text:span text:style-name="T31">; </text:span><text:span text:style-name="T35">i &lt; span</text:span><text:span text:style-name="T31">; </text:span><text:span text:style-name="T35">++i) {</text:span></text:p>
      <text:p text:style-name="Standard"><text:s text:c="8"/><text:span text:style-name="T35">printf(</text:span><text:span text:style-name="T28">" "</text:span><text:span text:style-name="T35">)</text:span><text:span text:style-name="T31">;</text:span></text:p>
      <text:p text:style-name="Standard"><text:span text:style-name="T29"><text:s text:c="4"/></text:span><text:span text:style-name="T35">}</text:span></text:p>
      <text:p text:style-name="Standard"><text:soft-page-break/>}</text:p>
      <text:p text:style-name="Standard"><text:span text:style-name="T30">void </text:span><text:span text:style-name="T39">print_all_tree</text:span>(<text:span text:style-name="T37">Tree</text:span>* cur<text:span text:style-name="T29">, </text:span><text:span text:style-name="T30">int </text:span>span) {</text:p>
      <text:p text:style-name="Standard"><text:s text:c="4"/><text:span text:style-name="T35">print_space(span)</text:span><text:span text:style-name="T31">;</text:span></text:p>
      <text:p text:style-name="Standard"><text:span text:style-name="T29"><text:s text:c="4"/></text:span><text:span text:style-name="T35">print_node(cur)</text:span><text:span text:style-name="T31">;</text:span></text:p>
      <text:p text:style-name="Standard"><text:span text:style-name="T29"><text:s text:c="4"/></text:span><text:span text:style-name="T35">printf(</text:span><text:span text:style-name="T28">"</text:span><text:span text:style-name="T31">\n</text:span><text:span text:style-name="T28">"</text:span><text:span text:style-name="T35">)</text:span><text:span text:style-name="T31">;</text:span></text:p>
      <text:p text:style-name="Standard"><text:span text:style-name="T29"><text:s text:c="3"/></text:span><text:span text:style-name="T32">if </text:span><text:span text:style-name="T35">(cur) {</text:span></text:p>
      <text:p text:style-name="Standard"><text:s text:c="7"/><text:span text:style-name="T32">if </text:span><text:span text:style-name="T35">(cur-&gt;</text:span><text:span text:style-name="T36">right</text:span><text:span text:style-name="T35">) {</text:span></text:p>
      <text:p text:style-name="Standard"><text:s text:c="11"/><text:span text:style-name="T35">print_all_tree(cur-&gt;</text:span><text:span text:style-name="T36">right</text:span><text:span text:style-name="T31">,</text:span><text:span text:style-name="T35">span+</text:span><text:span text:style-name="T40">5</text:span><text:span text:style-name="T35">)</text:span><text:span text:style-name="T31">;</text:span></text:p>
      <text:p text:style-name="Standard"><text:span text:style-name="T29"><text:s text:c="12"/></text:span><text:span text:style-name="T35">span-=</text:span><text:span text:style-name="T40">5</text:span><text:span text:style-name="T31">;</text:span></text:p>
      <text:p text:style-name="Standard"><text:span text:style-name="T29"><text:s text:c="7"/></text:span><text:span text:style-name="T35">}</text:span></text:p>
      <text:p text:style-name="Standard"><text:s text:c="7"/><text:span text:style-name="T32">if </text:span><text:span text:style-name="T35">(cur-&gt;</text:span><text:span text:style-name="T36">left</text:span><text:span text:style-name="T35">) {</text:span></text:p>
      <text:p text:style-name="Standard"><text:s text:c="11"/><text:span text:style-name="T35">print_all_tree(cur-&gt;</text:span><text:span text:style-name="T36">left</text:span><text:span text:style-name="T31">,</text:span><text:span text:style-name="T35">span+</text:span><text:span text:style-name="T40">3</text:span><text:span text:style-name="T35">)</text:span><text:span text:style-name="T31">;</text:span></text:p>
      <text:p text:style-name="Standard"><text:span text:style-name="T29"><text:s text:c="11"/></text:span><text:span text:style-name="T35">span-=</text:span><text:span text:style-name="T40">2</text:span><text:span text:style-name="T31">;</text:span></text:p>
      <text:p text:style-name="Standard"><text:span text:style-name="T29"><text:s text:c="7"/></text:span><text:span text:style-name="T35">}</text:span></text:p>
      <text:p text:style-name="Standard"><text:s text:c="3"/><text:span text:style-name="T35">}</text:span></text:p>
      <text:p text:style-name="Standard">}</text:p>
      <text:p text:style-name="Standard"><text:span text:style-name="T37">Tree</text:span>* <text:span text:style-name="T39">create_left_node</text:span>(<text:span text:style-name="T37">Tree </text:span>*parent<text:span text:style-name="T29">,</text:span><text:span text:style-name="T30">int </text:span>data) {</text:p>
      <text:p text:style-name="Standard"><text:s text:c="4"/><text:span text:style-name="T35">parent-&gt;</text:span><text:span text:style-name="T36">left</text:span><text:span text:style-name="T35">=(</text:span><text:span text:style-name="T38">Tree </text:span><text:span text:style-name="T35">*)calloc(</text:span><text:span text:style-name="T40">1</text:span><text:span text:style-name="T31">,</text:span><text:span text:style-name="T32">sizeof</text:span><text:span text:style-name="T35">(</text:span><text:span text:style-name="T38">Tree</text:span><text:span text:style-name="T35">))</text:span><text:span text:style-name="T31">;</text:span></text:p>
      <text:p text:style-name="Standard"><text:span text:style-name="T29"><text:s text:c="2"/></text:span><text:span text:style-name="T25">// <text:s/>if (!parent-&gt;left) return parent;</text:span></text:p>
      <text:p text:style-name="Standard"><text:span text:style-name="T23"><text:s text:c="4"/></text:span><text:span text:style-name="T35">parent-&gt;</text:span><text:span text:style-name="T36">left</text:span><text:span text:style-name="T35">-&gt;</text:span><text:span text:style-name="T36">data</text:span><text:span text:style-name="T35">=data</text:span><text:span text:style-name="T31">;</text:span></text:p>
      <text:p text:style-name="Standard"><text:span text:style-name="T29"><text:s text:c="4"/></text:span><text:span text:style-name="T35">parent-&gt;</text:span><text:span text:style-name="T36">left</text:span><text:span text:style-name="T35">-&gt;</text:span><text:span text:style-name="T36">parent</text:span><text:span text:style-name="T35">=parent</text:span><text:span text:style-name="T31">;</text:span></text:p>
      <text:p text:style-name="Standard"><text:span text:style-name="T29"><text:s text:c="4"/></text:span><text:span text:style-name="T35">parent-&gt;</text:span><text:span text:style-name="T36">left</text:span><text:span text:style-name="T35">-&gt;</text:span><text:span text:style-name="T36">right</text:span><text:span text:style-name="T35">=</text:span><text:span text:style-name="T41">NULL</text:span><text:span text:style-name="T31">;</text:span></text:p>
      <text:p text:style-name="Standard"><text:span text:style-name="T29"><text:s text:c="4"/></text:span><text:span text:style-name="T35">parent-&gt;</text:span><text:span text:style-name="T36">left</text:span><text:span text:style-name="T35">-&gt;</text:span><text:span text:style-name="T36">left</text:span><text:span text:style-name="T35">=</text:span><text:span text:style-name="T41">NULL</text:span><text:span text:style-name="T31">;</text:span></text:p>
      <text:p text:style-name="Standard"><text:span text:style-name="T29"><text:s text:c="4"/></text:span><text:span text:style-name="T32">return </text:span><text:span text:style-name="T35">parent-&gt;</text:span><text:span text:style-name="T36">left</text:span><text:span text:style-name="T31">;</text:span></text:p>
      <text:p text:style-name="Standard">}</text:p>
      <text:p text:style-name="Standard"><text:span text:style-name="T37">Tree</text:span>* <text:span text:style-name="T39">create_right_node</text:span>(<text:span text:style-name="T37">Tree </text:span>*parent<text:span text:style-name="T29">,</text:span><text:span text:style-name="T30">int </text:span>data) {</text:p>
      <text:p text:style-name="Standard"><text:s text:c="4"/><text:span text:style-name="T35">parent-&gt;</text:span><text:span text:style-name="T36">right</text:span><text:span text:style-name="T35">=(</text:span><text:span text:style-name="T38">Tree </text:span><text:span text:style-name="T35">*)calloc(</text:span><text:span text:style-name="T40">1</text:span><text:span text:style-name="T31">,</text:span><text:span text:style-name="T32">sizeof</text:span><text:span text:style-name="T35">(</text:span><text:span text:style-name="T38">Tree</text:span><text:span text:style-name="T35">))</text:span><text:span text:style-name="T31">;</text:span></text:p>
      <text:p text:style-name="Standard"><text:span text:style-name="T29"><text:s text:c="4"/></text:span><text:span text:style-name="T25">//if (parent-&gt;right==NULL) return parent;</text:span></text:p>
      <text:p text:style-name="Standard"><text:span text:style-name="T23"><text:s text:c="4"/></text:span><text:span text:style-name="T35">parent-&gt;</text:span><text:span text:style-name="T36">right</text:span><text:span text:style-name="T35">-&gt;</text:span><text:span text:style-name="T36">data</text:span><text:span text:style-name="T35">=data</text:span><text:span text:style-name="T31">;</text:span></text:p>
      <text:p text:style-name="Standard"><text:span text:style-name="T29"><text:s text:c="4"/></text:span><text:span text:style-name="T35">parent-&gt;</text:span><text:span text:style-name="T36">right</text:span><text:span text:style-name="T35">-&gt;</text:span><text:span text:style-name="T36">parent</text:span><text:span text:style-name="T35">=parent</text:span><text:span text:style-name="T31">;</text:span></text:p>
      <text:p text:style-name="Standard"><text:span text:style-name="T29"><text:s text:c="4"/></text:span><text:span text:style-name="T35">parent-&gt;</text:span><text:span text:style-name="T36">right</text:span><text:span text:style-name="T35">-&gt;</text:span><text:span text:style-name="T36">left</text:span><text:span text:style-name="T35">=</text:span><text:span text:style-name="T41">NULL</text:span><text:span text:style-name="T31">;</text:span></text:p>
      <text:p text:style-name="Standard"><text:span text:style-name="T29"><text:s text:c="4"/></text:span><text:span text:style-name="T35">parent-&gt;</text:span><text:span text:style-name="T36">right</text:span><text:span text:style-name="T35">-&gt;</text:span><text:span text:style-name="T36">right</text:span><text:span text:style-name="T35">=</text:span><text:span text:style-name="T41">NULL</text:span><text:span text:style-name="T31">;</text:span></text:p>
      <text:p text:style-name="Standard"><text:span text:style-name="T29"><text:s text:c="4"/></text:span><text:span text:style-name="T32">return </text:span><text:span text:style-name="T35">parent-&gt;</text:span><text:span text:style-name="T36">right</text:span><text:span text:style-name="T31">;</text:span></text:p>
      <text:p text:style-name="Standard">}</text:p>
      <text:p text:style-name="Standard"><text:span text:style-name="T30">int </text:span><text:span text:style-name="T39">check_line</text:span>(<text:span text:style-name="T37">Tree</text:span>* root) {<text:span text:style-name="T23">//проверяет, является ли дерево линейным списком</text:span></text:p>
      <text:p text:style-name="Standard"><text:span text:style-name="T23"><text:s text:c="4"/></text:span><text:span text:style-name="T38">Tree</text:span><text:span text:style-name="T35">* cur = root</text:span><text:span text:style-name="T31">;</text:span></text:p>
      <text:p text:style-name="Standard"><text:span text:style-name="T29"><text:s text:c="4"/></text:span><text:span text:style-name="T32">if </text:span><text:span text:style-name="T35">(!root) </text:span><text:span text:style-name="T32">return </text:span><text:span text:style-name="T40">0</text:span><text:span text:style-name="T31">;</text:span></text:p>
      <text:p text:style-name="Standard"><text:span text:style-name="T29"><text:s text:c="4"/></text:span><text:span text:style-name="T32">while </text:span><text:span text:style-name="T35">(cur-&gt;</text:span><text:span text:style-name="T36">right </text:span><text:span text:style-name="T35">|| cur-&gt;</text:span><text:span text:style-name="T36">left</text:span><text:span text:style-name="T35">) {</text:span></text:p>
      <text:p text:style-name="Standard"><text:s text:c="8"/><text:span text:style-name="T32">if </text:span><text:span text:style-name="T35">(cur-&gt;</text:span><text:span text:style-name="T36">right </text:span><text:span text:style-name="T35">&amp;&amp; !cur-&gt;</text:span><text:span text:style-name="T36">left</text:span><text:span text:style-name="T35">) {</text:span></text:p>
      <text:p text:style-name="Standard"><text:s text:c="12"/><text:span text:style-name="T35">cur=cur-&gt;</text:span><text:span text:style-name="T36">right</text:span><text:span text:style-name="T31">;</text:span></text:p>
      <text:p text:style-name="Standard"><text:span text:style-name="T29"><text:s text:c="8"/></text:span><text:span text:style-name="T35">}</text:span></text:p>
      <text:p text:style-name="Standard"><text:s text:c="8"/><text:span text:style-name="T32">if </text:span><text:span text:style-name="T35">(cur-&gt;</text:span><text:span text:style-name="T36">left </text:span><text:span text:style-name="T35">&amp;&amp; !cur-&gt;</text:span><text:span text:style-name="T36">right</text:span><text:span text:style-name="T35">) {</text:span></text:p>
      <text:p text:style-name="Standard"><text:s text:c="12"/><text:span text:style-name="T35">cur=cur-&gt;</text:span><text:span text:style-name="T36">left</text:span><text:span text:style-name="T31">;</text:span></text:p>
      <text:p text:style-name="Standard"><text:span text:style-name="T29"><text:s text:c="8"/></text:span><text:span text:style-name="T35">}</text:span></text:p>
      <text:p text:style-name="Standard"><text:s text:c="8"/><text:span text:style-name="T32">if </text:span><text:span text:style-name="T35">(cur-&gt;</text:span><text:span text:style-name="T36">left </text:span><text:span text:style-name="T35">&amp;&amp; cur-&gt;</text:span><text:span text:style-name="T36">right</text:span><text:span text:style-name="T35">) </text:span><text:span text:style-name="T32">return </text:span><text:span text:style-name="T40">0</text:span><text:span text:style-name="T31">;</text:span></text:p>
      <text:p text:style-name="Standard"><text:span text:style-name="T29"><text:s text:c="4"/></text:span><text:span text:style-name="T35">}</text:span></text:p>
      <text:p text:style-name="Standard"><text:s text:c="4"/><text:span text:style-name="T32">return </text:span><text:span text:style-name="T40">1</text:span><text:span text:style-name="T31">;</text:span></text:p>
      <text:p text:style-name="Standard">}</text:p>
      <text:p text:style-name="Standard"><text:span text:style-name="T37">Tree</text:span>* <text:span text:style-name="T39">add</text:span>(<text:span text:style-name="T37">Tree</text:span>* cur<text:span text:style-name="T29">, </text:span><text:span text:style-name="T30">char </text:span>prev_char) {</text:p>
      <text:p text:style-name="Standard"><text:s text:c="4"/><text:span text:style-name="T32">char </text:span><text:span text:style-name="T35">c = getchar()</text:span><text:span text:style-name="T31">;</text:span></text:p>
      <text:p text:style-name="Standard"><text:span text:style-name="T29"><text:s text:c="4"/></text:span><text:span text:style-name="T32">switch </text:span><text:span text:style-name="T35">(c) {</text:span></text:p>
      <text:p text:style-name="Standard"><text:s text:c="8"/><text:span text:style-name="T32">case </text:span><text:span text:style-name="T28">'r'</text:span><text:span text:style-name="T35">: {</text:span></text:p>
      <text:p text:style-name="Standard"><text:s text:c="12"/><text:span text:style-name="T32">if </text:span><text:span text:style-name="T35">(cur-&gt;</text:span><text:span text:style-name="T36">right</text:span><text:span text:style-name="T35">) {</text:span></text:p>
      <text:p text:style-name="Standard"><text:soft-page-break/><text:s text:c="16"/><text:span text:style-name="T35">add(cur-&gt;</text:span><text:span text:style-name="T36">right</text:span><text:span text:style-name="T31">, </text:span><text:span text:style-name="T28">'p'</text:span><text:span text:style-name="T35">)</text:span><text:span text:style-name="T31">;</text:span></text:p>
      <text:p text:style-name="Standard"><text:span text:style-name="T29"><text:s text:c="12"/></text:span><text:span text:style-name="T35">} </text:span><text:span text:style-name="T32">else </text:span><text:span text:style-name="T35">{</text:span></text:p>
      <text:p text:style-name="Standard"><text:s text:c="16"/><text:span text:style-name="T35">add(cur</text:span><text:span text:style-name="T31">, </text:span><text:span text:style-name="T28">'r'</text:span><text:span text:style-name="T35">)</text:span><text:span text:style-name="T31">;</text:span></text:p>
      <text:p text:style-name="Standard"><text:span text:style-name="T29"><text:s text:c="12"/></text:span><text:span text:style-name="T35">}</text:span></text:p>
      <text:p text:style-name="Standard"><text:s text:c="12"/><text:span text:style-name="T32">break</text:span><text:span text:style-name="T31">;</text:span></text:p>
      <text:p text:style-name="Standard"><text:span text:style-name="T29"><text:s text:c="8"/></text:span><text:span text:style-name="T35">}</text:span></text:p>
      <text:p text:style-name="Standard"><text:s text:c="8"/><text:span text:style-name="T32">case </text:span><text:span text:style-name="T28">'l'</text:span><text:span text:style-name="T35">: {</text:span></text:p>
      <text:p text:style-name="Standard"><text:s text:c="12"/><text:span text:style-name="T32">if </text:span><text:span text:style-name="T35">(cur-&gt;</text:span><text:span text:style-name="T36">left</text:span><text:span text:style-name="T35">) {</text:span></text:p>
      <text:p text:style-name="Standard"><text:s text:c="16"/><text:span text:style-name="T35">add(cur-&gt;</text:span><text:span text:style-name="T36">left</text:span><text:span text:style-name="T31">, </text:span><text:span text:style-name="T28">'p'</text:span><text:span text:style-name="T35">)</text:span><text:span text:style-name="T31">;</text:span></text:p>
      <text:p text:style-name="Standard"><text:span text:style-name="T29"><text:s text:c="12"/></text:span><text:span text:style-name="T35">} </text:span><text:span text:style-name="T32">else </text:span><text:span text:style-name="T35">{</text:span></text:p>
      <text:p text:style-name="Standard"><text:s text:c="16"/><text:span text:style-name="T35">add(cur</text:span><text:span text:style-name="T31">,</text:span><text:span text:style-name="T28">'l'</text:span><text:span text:style-name="T35">)</text:span><text:span text:style-name="T31">;</text:span></text:p>
      <text:p text:style-name="Standard"><text:span text:style-name="T29"><text:s text:c="12"/></text:span><text:span text:style-name="T35">}</text:span></text:p>
      <text:p text:style-name="Standard"><text:s text:c="12"/><text:span text:style-name="T32">break</text:span><text:span text:style-name="T31">;</text:span></text:p>
      <text:p text:style-name="Standard"><text:span text:style-name="T29"><text:s text:c="8"/></text:span><text:span text:style-name="T35">}</text:span></text:p>
      <text:p text:style-name="Standard"><text:s text:c="8"/><text:span text:style-name="T32">default</text:span><text:span text:style-name="T35">: {</text:span></text:p>
      <text:p text:style-name="Standard"><text:s text:c="12"/><text:span text:style-name="T32">int </text:span><text:span text:style-name="T35">a = c-</text:span><text:span text:style-name="T28">'0'</text:span><text:span text:style-name="T31">;</text:span></text:p>
      <text:p text:style-name="Standard"><text:span text:style-name="T29"><text:s text:c="12"/></text:span><text:span text:style-name="T32">int </text:span><text:span text:style-name="T35">tmp = getchar()</text:span><text:span text:style-name="T31">;</text:span></text:p>
      <text:p text:style-name="Standard"><text:span text:style-name="T29"><text:s text:c="12"/></text:span><text:span text:style-name="T32">while </text:span><text:span text:style-name="T35">(tmp != </text:span><text:span text:style-name="T28">'</text:span><text:span text:style-name="T31">\n</text:span><text:span text:style-name="T28">'</text:span><text:span text:style-name="T35">) {</text:span></text:p>
      <text:p text:style-name="Standard"><text:s text:c="16"/><text:span text:style-name="T35">a = a * </text:span><text:span text:style-name="T40">10 </text:span><text:span text:style-name="T35">+ (tmp - </text:span><text:span text:style-name="T28">'0'</text:span><text:span text:style-name="T35">)</text:span><text:span text:style-name="T31">;</text:span></text:p>
      <text:p text:style-name="Standard"><text:span text:style-name="T29"><text:s text:c="16"/></text:span><text:span text:style-name="T35">tmp=getchar()</text:span><text:span text:style-name="T31">;</text:span></text:p>
      <text:p text:style-name="Standard"><text:span text:style-name="T29"><text:s text:c="12"/></text:span><text:span text:style-name="T35">}</text:span></text:p>
      <text:p text:style-name="Standard"><text:s text:c="12"/><text:span text:style-name="T32">if </text:span><text:span text:style-name="T35">(prev_char == </text:span><text:span text:style-name="T28">'l'</text:span><text:span text:style-name="T35">) </text:span><text:span text:style-name="T32">return </text:span><text:span text:style-name="T35">create_left_node(cur</text:span><text:span text:style-name="T31">, </text:span><text:span text:style-name="T35">a)</text:span><text:span text:style-name="T31">;</text:span></text:p>
      <text:p text:style-name="Standard"><text:span text:style-name="T29"><text:s text:c="12"/></text:span><text:span text:style-name="T32">if </text:span><text:span text:style-name="T35">(prev_char == </text:span><text:span text:style-name="T28">'r'</text:span><text:span text:style-name="T35">) </text:span><text:span text:style-name="T32">return </text:span><text:span text:style-name="T35">create_right_node(cur</text:span><text:span text:style-name="T31">, </text:span><text:span text:style-name="T35">a)</text:span><text:span text:style-name="T31">;</text:span></text:p>
      <text:p text:style-name="Standard"><text:span text:style-name="T29"><text:s text:c="8"/></text:span><text:span text:style-name="T35">}</text:span></text:p>
      <text:p text:style-name="Standard"><text:s text:c="4"/><text:span text:style-name="T35">}</text:span></text:p>
      <text:p text:style-name="Standard">}</text:p>
      <text:p text:style-name="Standard"><text:span text:style-name="T30">void </text:span><text:span text:style-name="T39">delete_root</text:span>(<text:span text:style-name="T37">Tree</text:span>* r) {</text:p>
      <text:p text:style-name="Standard"><text:s text:c="4"/><text:span text:style-name="T32">if </text:span><text:span text:style-name="T35">(r-&gt;</text:span><text:span text:style-name="T36">right </text:span><text:span text:style-name="T35">&amp;&amp; !r-&gt;</text:span><text:span text:style-name="T36">left</text:span><text:span text:style-name="T35">) {</text:span></text:p>
      <text:p text:style-name="Standard"><text:s text:c="8"/><text:span text:style-name="T35">root = r-&gt;</text:span><text:span text:style-name="T36">right</text:span><text:span text:style-name="T31">;</text:span></text:p>
      <text:p text:style-name="Standard"><text:span text:style-name="T29"><text:s text:c="4"/></text:span><text:span text:style-name="T35">} </text:span><text:span text:style-name="T32">else if </text:span><text:span text:style-name="T35">(r-&gt;</text:span><text:span text:style-name="T36">left </text:span><text:span text:style-name="T35">&amp;&amp; !r-&gt;</text:span><text:span text:style-name="T36">right</text:span><text:span text:style-name="T35">) {</text:span></text:p>
      <text:p text:style-name="Standard"><text:s text:c="12"/><text:span text:style-name="T35">root = r-&gt;</text:span><text:span text:style-name="T36">left</text:span><text:span text:style-name="T31">;</text:span></text:p>
      <text:p text:style-name="Standard"><text:span text:style-name="T29"><text:s text:c="8"/></text:span><text:span text:style-name="T35">} </text:span><text:span text:style-name="T32">else if </text:span><text:span text:style-name="T35">(!r-&gt;</text:span><text:span text:style-name="T36">left </text:span><text:span text:style-name="T35">&amp;&amp; !r-&gt;</text:span><text:span text:style-name="T36">right</text:span><text:span text:style-name="T35">) {</text:span></text:p>
      <text:p text:style-name="Standard"><text:s text:c="8"/><text:span text:style-name="T35">free(root-&gt;</text:span><text:span text:style-name="T36">parent</text:span><text:span text:style-name="T35">)</text:span><text:span text:style-name="T31">;</text:span></text:p>
      <text:p text:style-name="Standard"><text:span text:style-name="T29"><text:s text:c="8"/></text:span><text:span text:style-name="T35">root-&gt;</text:span><text:span text:style-name="T36">parent</text:span><text:span text:style-name="T35">=</text:span><text:span text:style-name="T41">NULL</text:span><text:span text:style-name="T31">;</text:span></text:p>
      <text:p text:style-name="Standard"><text:span text:style-name="T29"><text:s text:c="8"/></text:span><text:span text:style-name="T35">free(root)</text:span><text:span text:style-name="T31">;</text:span></text:p>
      <text:p text:style-name="Standard"><text:span text:style-name="T29"><text:s text:c="8"/></text:span><text:span text:style-name="T35">root = </text:span><text:span text:style-name="T41">NULL</text:span><text:span text:style-name="T31">;</text:span></text:p>
      <text:p text:style-name="Standard"><text:span text:style-name="T29"><text:s text:c="12"/></text:span><text:span text:style-name="T35">} </text:span><text:span text:style-name="T32">else if </text:span><text:span text:style-name="T35">(r-&gt;</text:span><text:span text:style-name="T36">right </text:span><text:span text:style-name="T35">&amp;&amp; r-&gt;</text:span><text:span text:style-name="T36">left</text:span><text:span text:style-name="T35">) {</text:span></text:p>
      <text:p text:style-name="Standard"><text:s text:c="16"/><text:span text:style-name="T38">Tree</text:span><text:span text:style-name="T35">* leaf_under = search_leaf(r)</text:span><text:span text:style-name="T31">;</text:span></text:p>
      <text:p text:style-name="Standard"><text:span text:style-name="T29"><text:s text:c="16"/></text:span><text:span text:style-name="T35">free(leaf_under-&gt;</text:span><text:span text:style-name="T36">parent</text:span><text:span text:style-name="T35">)</text:span><text:span text:style-name="T31">;</text:span></text:p>
      <text:p text:style-name="Standard"><text:span text:style-name="T29"><text:s text:c="16"/></text:span><text:span text:style-name="T35">leaf_under-&gt;</text:span><text:span text:style-name="T36">parent</text:span><text:span text:style-name="T35">=</text:span><text:span text:style-name="T41">NULL</text:span><text:span text:style-name="T31">;</text:span></text:p>
      <text:p text:style-name="Standard"><text:span text:style-name="T29"><text:s text:c="16"/></text:span><text:span text:style-name="T32">if </text:span><text:span text:style-name="T35">(r-&gt;</text:span><text:span text:style-name="T36">right</text:span><text:span text:style-name="T35">!=leaf_under) leaf_under-&gt;</text:span><text:span text:style-name="T36">right</text:span><text:span text:style-name="T35">=r-&gt;</text:span><text:span text:style-name="T36">right</text:span><text:span text:style-name="T31">;</text:span></text:p>
      <text:p text:style-name="Standard"><text:span text:style-name="T29"><text:s text:c="16"/></text:span><text:span text:style-name="T32">if </text:span><text:span text:style-name="T35">(r-&gt;</text:span><text:span text:style-name="T36">left</text:span><text:span text:style-name="T35">!=leaf_under) leaf_under-&gt;</text:span><text:span text:style-name="T36">left</text:span><text:span text:style-name="T35">=r-&gt;</text:span><text:span text:style-name="T36">left</text:span><text:span text:style-name="T31">;</text:span></text:p>
      <text:p text:style-name="Standard"><text:span text:style-name="T29"><text:s text:c="16"/></text:span><text:span text:style-name="T32">if </text:span><text:span text:style-name="T35">(leaf_under-&gt;</text:span><text:span text:style-name="T36">right</text:span><text:span text:style-name="T35">) leaf_under-&gt;</text:span><text:span text:style-name="T36">right</text:span><text:span text:style-name="T35">-&gt;</text:span><text:span text:style-name="T36">parent</text:span><text:span text:style-name="T35">=leaf_under</text:span><text:span text:style-name="T31">;</text:span></text:p>
      <text:p text:style-name="Standard"><text:span text:style-name="T29"><text:s text:c="16"/></text:span><text:span text:style-name="T32">if </text:span><text:span text:style-name="T35">(leaf_under-&gt;</text:span><text:span text:style-name="T36">left</text:span><text:span text:style-name="T35">) leaf_under-&gt;</text:span><text:span text:style-name="T36">left</text:span><text:span text:style-name="T35">-&gt;</text:span><text:span text:style-name="T36">parent</text:span><text:span text:style-name="T35">=leaf_under</text:span><text:span text:style-name="T31">;</text:span></text:p>
      <text:p text:style-name="Standard"><text:span text:style-name="T29"><text:s text:c="16"/></text:span><text:span text:style-name="T35">root=leaf_under</text:span><text:span text:style-name="T31">;</text:span></text:p>
      <text:p text:style-name="Standard"><text:span text:style-name="T29"><text:s text:c="4"/></text:span><text:span text:style-name="T35">}</text:span></text:p>
      <text:p text:style-name="Standard"><text:s text:c="4"/><text:span text:style-name="T32">if </text:span><text:span text:style-name="T35">(root &amp;&amp; root-&gt;</text:span><text:span text:style-name="T36">parent</text:span><text:span text:style-name="T35">) {</text:span></text:p>
      <text:p text:style-name="Standard"><text:s text:c="8"/><text:span text:style-name="T35">free(root-&gt;</text:span><text:span text:style-name="T36">parent</text:span><text:span text:style-name="T35">)</text:span><text:span text:style-name="T31">;</text:span></text:p>
      <text:p text:style-name="Standard"><text:span text:style-name="T29"><text:s text:c="8"/></text:span><text:span text:style-name="T35">root-&gt;</text:span><text:span text:style-name="T36">parent</text:span><text:span text:style-name="T35">=</text:span><text:span text:style-name="T41">NULL</text:span><text:span text:style-name="T31">;</text:span></text:p>
      <text:p text:style-name="Standard"><text:span text:style-name="T29"><text:s text:c="4"/></text:span><text:span text:style-name="T35">}</text:span></text:p>
      <text:p text:style-name="Standard">}</text:p>
      <text:p text:style-name="Standard"><text:span text:style-name="T30">void </text:span><text:span text:style-name="T39">delete</text:span>(<text:span text:style-name="T37">Tree </text:span>*cur) {</text:p>
      <text:p text:style-name="Standard"><text:soft-page-break/><text:s text:c="4"/><text:span text:style-name="T32">if </text:span><text:span text:style-name="T35">(cur-&gt;</text:span><text:span text:style-name="T36">parent </text:span><text:span text:style-name="T35">== </text:span><text:span text:style-name="T41">NULL</text:span><text:span text:style-name="T35">) {</text:span></text:p>
      <text:p text:style-name="Standard"><text:s text:c="7"/><text:span text:style-name="T35">delete_root(root)</text:span><text:span text:style-name="T31">;</text:span></text:p>
      <text:p text:style-name="Standard"><text:span text:style-name="T29"><text:s text:c="4"/></text:span><text:span text:style-name="T35">} </text:span><text:span text:style-name="T32">else </text:span><text:span text:style-name="T35">{</text:span></text:p>
      <text:p text:style-name="Standard"><text:s text:c="8"/><text:span text:style-name="T32">if </text:span><text:span text:style-name="T35">(cur-&gt;</text:span><text:span text:style-name="T36">right </text:span><text:span text:style-name="T35">&amp;&amp; !cur-&gt;</text:span><text:span text:style-name="T36">left</text:span><text:span text:style-name="T35">) {</text:span></text:p>
      <text:p text:style-name="Standard"><text:s text:c="12"/><text:span text:style-name="T32">if </text:span><text:span text:style-name="T35">(cur-&gt;</text:span><text:span text:style-name="T36">parent</text:span><text:span text:style-name="T35">-&gt;</text:span><text:span text:style-name="T36">right </text:span><text:span text:style-name="T35">== cur) {</text:span></text:p>
      <text:p text:style-name="Standard"><text:s text:c="16"/><text:span text:style-name="T35">cur-&gt;</text:span><text:span text:style-name="T36">parent</text:span><text:span text:style-name="T35">-&gt;</text:span><text:span text:style-name="T36">right </text:span><text:span text:style-name="T35">= cur-&gt;</text:span><text:span text:style-name="T36">right</text:span><text:span text:style-name="T31">;</text:span></text:p>
      <text:p text:style-name="Standard"><text:span text:style-name="T29"><text:s text:c="16"/></text:span><text:span text:style-name="T35">cur-&gt;</text:span><text:span text:style-name="T36">right</text:span><text:span text:style-name="T35">-&gt;</text:span><text:span text:style-name="T36">parent </text:span><text:span text:style-name="T35">= cur-&gt;</text:span><text:span text:style-name="T36">parent</text:span><text:span text:style-name="T31">;</text:span></text:p>
      <text:p text:style-name="Standard"><text:span text:style-name="T29"><text:s text:c="12"/></text:span><text:span text:style-name="T35">} </text:span><text:span text:style-name="T32">else </text:span><text:span text:style-name="T35">{</text:span></text:p>
      <text:p text:style-name="Standard"><text:s text:c="16"/><text:span text:style-name="T35">cur-&gt;</text:span><text:span text:style-name="T36">parent</text:span><text:span text:style-name="T35">-&gt;</text:span><text:span text:style-name="T36">left </text:span><text:span text:style-name="T35">= cur-&gt;</text:span><text:span text:style-name="T36">right</text:span><text:span text:style-name="T31">;</text:span></text:p>
      <text:p text:style-name="Standard"><text:span text:style-name="T29"><text:s text:c="16"/></text:span><text:span text:style-name="T35">cur-&gt;</text:span><text:span text:style-name="T36">right</text:span><text:span text:style-name="T35">-&gt;</text:span><text:span text:style-name="T36">parent </text:span><text:span text:style-name="T35">= cur-&gt;</text:span><text:span text:style-name="T36">parent</text:span><text:span text:style-name="T31">;</text:span></text:p>
      <text:p text:style-name="Standard"><text:span text:style-name="T29"><text:s text:c="12"/></text:span><text:span text:style-name="T35">}</text:span></text:p>
      <text:p text:style-name="Standard"><text:s text:c="12"/><text:span text:style-name="T35">free(cur)</text:span><text:span text:style-name="T31">;</text:span></text:p>
      <text:p text:style-name="Standard"><text:span text:style-name="T29"><text:s text:c="8"/></text:span><text:span text:style-name="T35">}</text:span></text:p>
      <text:p text:style-name="Standard"><text:s text:c="8"/><text:span text:style-name="T32">if </text:span><text:span text:style-name="T35">(cur-&gt;</text:span><text:span text:style-name="T36">left </text:span><text:span text:style-name="T35">&amp;&amp; !cur-&gt;</text:span><text:span text:style-name="T36">right</text:span><text:span text:style-name="T35">) {</text:span></text:p>
      <text:p text:style-name="Standard"><text:s text:c="12"/><text:span text:style-name="T32">if </text:span><text:span text:style-name="T35">(cur-&gt;</text:span><text:span text:style-name="T36">parent</text:span><text:span text:style-name="T35">-&gt;</text:span><text:span text:style-name="T36">right </text:span><text:span text:style-name="T35">== cur) {</text:span></text:p>
      <text:p text:style-name="Standard"><text:s text:c="16"/><text:span text:style-name="T35">cur-&gt;</text:span><text:span text:style-name="T36">parent</text:span><text:span text:style-name="T35">-&gt;</text:span><text:span text:style-name="T36">right </text:span><text:span text:style-name="T35">= cur-&gt;</text:span><text:span text:style-name="T36">left</text:span><text:span text:style-name="T31">;</text:span></text:p>
      <text:p text:style-name="Standard"><text:span text:style-name="T29"><text:s text:c="16"/></text:span><text:span text:style-name="T35">cur-&gt;</text:span><text:span text:style-name="T36">left</text:span><text:span text:style-name="T35">-&gt;</text:span><text:span text:style-name="T36">parent </text:span><text:span text:style-name="T35">= cur-&gt;</text:span><text:span text:style-name="T36">parent</text:span><text:span text:style-name="T31">;</text:span></text:p>
      <text:p text:style-name="Standard"><text:span text:style-name="T29"><text:s text:c="12"/></text:span><text:span text:style-name="T35">} </text:span><text:span text:style-name="T32">else </text:span><text:span text:style-name="T35">{</text:span></text:p>
      <text:p text:style-name="Standard"><text:s text:c="16"/><text:span text:style-name="T35">cur-&gt;</text:span><text:span text:style-name="T36">parent</text:span><text:span text:style-name="T35">-&gt;</text:span><text:span text:style-name="T36">left </text:span><text:span text:style-name="T35">= cur-&gt;</text:span><text:span text:style-name="T36">left</text:span><text:span text:style-name="T31">;</text:span></text:p>
      <text:p text:style-name="Standard"><text:span text:style-name="T29"><text:s text:c="16"/></text:span><text:span text:style-name="T35">cur-&gt;</text:span><text:span text:style-name="T36">left</text:span><text:span text:style-name="T35">-&gt;</text:span><text:span text:style-name="T36">parent </text:span><text:span text:style-name="T35">= cur-&gt;</text:span><text:span text:style-name="T36">parent</text:span><text:span text:style-name="T31">;</text:span></text:p>
      <text:p text:style-name="Standard"><text:span text:style-name="T29"><text:s text:c="12"/></text:span><text:span text:style-name="T35">}</text:span></text:p>
      <text:p text:style-name="Standard"><text:s text:c="12"/><text:span text:style-name="T35">free(cur)</text:span><text:span text:style-name="T31">;</text:span></text:p>
      <text:p text:style-name="Standard"><text:span text:style-name="T29"><text:s text:c="8"/></text:span><text:span text:style-name="T35">}</text:span></text:p>
      <text:p text:style-name="Standard"><text:s text:c="8"/><text:span text:style-name="T32">if </text:span><text:span text:style-name="T35">(!cur-&gt;</text:span><text:span text:style-name="T36">left </text:span><text:span text:style-name="T35">&amp;&amp; !cur-&gt;</text:span><text:span text:style-name="T36">right</text:span><text:span text:style-name="T35">) {</text:span></text:p>
      <text:p text:style-name="Standard"><text:s text:c="12"/><text:span text:style-name="T32">if </text:span><text:span text:style-name="T35">(cur-&gt;</text:span><text:span text:style-name="T36">parent</text:span><text:span text:style-name="T35">-&gt;</text:span><text:span text:style-name="T36">right </text:span><text:span text:style-name="T35">== cur) {</text:span></text:p>
      <text:p text:style-name="Standard"><text:s text:c="16"/><text:span text:style-name="T35">cur-&gt;</text:span><text:span text:style-name="T36">parent</text:span><text:span text:style-name="T35">-&gt;</text:span><text:span text:style-name="T36">right </text:span><text:span text:style-name="T35">= </text:span><text:span text:style-name="T41">NULL</text:span><text:span text:style-name="T31">;</text:span></text:p>
      <text:p text:style-name="Standard"><text:span text:style-name="T29"><text:s text:c="12"/></text:span><text:span text:style-name="T35">}</text:span></text:p>
      <text:p text:style-name="Standard"><text:s text:c="12"/><text:span text:style-name="T32">if </text:span><text:span text:style-name="T35">(cur-&gt;</text:span><text:span text:style-name="T36">parent</text:span><text:span text:style-name="T35">-&gt;</text:span><text:span text:style-name="T36">left </text:span><text:span text:style-name="T35">== cur) {</text:span></text:p>
      <text:p text:style-name="Standard"><text:s text:c="16"/><text:span text:style-name="T35">cur-&gt;</text:span><text:span text:style-name="T36">parent</text:span><text:span text:style-name="T35">-&gt;</text:span><text:span text:style-name="T36">left </text:span><text:span text:style-name="T35">= </text:span><text:span text:style-name="T41">NULL</text:span><text:span text:style-name="T31">;</text:span></text:p>
      <text:p text:style-name="Standard"><text:span text:style-name="T29"><text:s text:c="12"/></text:span><text:span text:style-name="T35">}</text:span></text:p>
      <text:p text:style-name="Standard"><text:s text:c="12"/><text:span text:style-name="T35">free(cur)</text:span><text:span text:style-name="T31">;</text:span></text:p>
      <text:p text:style-name="Standard"><text:span text:style-name="T29"><text:s text:c="8"/></text:span><text:span text:style-name="T35">}</text:span></text:p>
      <text:p text:style-name="Standard"><text:s text:c="8"/><text:span text:style-name="T32">if </text:span><text:span text:style-name="T35">(cur-&gt;</text:span><text:span text:style-name="T36">right </text:span><text:span text:style-name="T35">&amp;&amp; cur-&gt;</text:span><text:span text:style-name="T36">left</text:span><text:span text:style-name="T35">) {</text:span></text:p>
      <text:p text:style-name="Standard"><text:s text:c="12"/><text:span text:style-name="T38">Tree </text:span><text:span text:style-name="T35">*leaf_under = search_leaf(cur)</text:span><text:span text:style-name="T31">;</text:span></text:p>
      <text:p text:style-name="Standard"><text:span text:style-name="T29"><text:s text:c="12"/></text:span><text:span text:style-name="T35">leaf_under-&gt;</text:span><text:span text:style-name="T36">parent </text:span><text:span text:style-name="T35">= cur-&gt;</text:span><text:span text:style-name="T36">parent</text:span><text:span text:style-name="T31">;</text:span></text:p>
      <text:p text:style-name="Standard"><text:span text:style-name="T29"><text:s text:c="12"/></text:span><text:span text:style-name="T32">if </text:span><text:span text:style-name="T35">(cur-&gt;</text:span><text:span text:style-name="T36">right </text:span><text:span text:style-name="T35">!= leaf_under) leaf_under-&gt;</text:span><text:span text:style-name="T36">right </text:span><text:span text:style-name="T35">= cur-&gt;</text:span><text:span text:style-name="T36">right</text:span><text:span text:style-name="T31">;</text:span></text:p>
      <text:p text:style-name="Standard"><text:span text:style-name="T29"><text:s text:c="12"/></text:span><text:span text:style-name="T32">if </text:span><text:span text:style-name="T35">(cur-&gt;</text:span><text:span text:style-name="T36">left </text:span><text:span text:style-name="T35">!= leaf_under) leaf_under-&gt;</text:span><text:span text:style-name="T36">left </text:span><text:span text:style-name="T35">= cur-&gt;</text:span><text:span text:style-name="T36">left</text:span><text:span text:style-name="T31">;</text:span></text:p>
      <text:p text:style-name="Standard"><text:span text:style-name="T29"><text:s text:c="12"/></text:span><text:span text:style-name="T32">if </text:span><text:span text:style-name="T35">(cur-&gt;</text:span><text:span text:style-name="T36">parent</text:span><text:span text:style-name="T35">-&gt;</text:span><text:span text:style-name="T36">right </text:span><text:span text:style-name="T35">== cur) {</text:span></text:p>
      <text:p text:style-name="Standard"><text:s text:c="16"/><text:span text:style-name="T35">cur-&gt;</text:span><text:span text:style-name="T36">parent</text:span><text:span text:style-name="T35">-&gt;</text:span><text:span text:style-name="T36">right </text:span><text:span text:style-name="T35">= leaf_under</text:span><text:span text:style-name="T31">;</text:span></text:p>
      <text:p text:style-name="Standard"><text:span text:style-name="T29"><text:s text:c="12"/></text:span><text:span text:style-name="T35">}</text:span></text:p>
      <text:p text:style-name="Standard"><text:s text:c="12"/><text:span text:style-name="T32">if </text:span><text:span text:style-name="T35">(cur-&gt;</text:span><text:span text:style-name="T36">parent</text:span><text:span text:style-name="T35">-&gt;</text:span><text:span text:style-name="T36">left </text:span><text:span text:style-name="T35">== cur) cur-&gt;</text:span><text:span text:style-name="T36">parent</text:span><text:span text:style-name="T35">-&gt;</text:span><text:span text:style-name="T36">left </text:span><text:span text:style-name="T35">= leaf_under</text:span><text:span text:style-name="T31">;</text:span></text:p>
      <text:p text:style-name="Standard"><text:span text:style-name="T29"><text:s text:c="12"/></text:span><text:span text:style-name="T32">if </text:span><text:span text:style-name="T35">(leaf_under-&gt;</text:span><text:span text:style-name="T36">right</text:span><text:span text:style-name="T35">) leaf_under-&gt;</text:span><text:span text:style-name="T36">right</text:span><text:span text:style-name="T35">-&gt;</text:span><text:span text:style-name="T36">parent </text:span><text:span text:style-name="T35">= leaf_under</text:span><text:span text:style-name="T31">;</text:span></text:p>
      <text:p text:style-name="Standard"><text:span text:style-name="T29"><text:s text:c="12"/></text:span><text:span text:style-name="T32">if </text:span><text:span text:style-name="T35">(leaf_under-&gt;</text:span><text:span text:style-name="T36">left</text:span><text:span text:style-name="T35">) leaf_under-&gt;</text:span><text:span text:style-name="T36">left</text:span><text:span text:style-name="T35">-&gt;</text:span><text:span text:style-name="T36">parent </text:span><text:span text:style-name="T35">= leaf_under</text:span><text:span text:style-name="T31">;</text:span></text:p>
      <text:p text:style-name="Standard"><text:span text:style-name="T29"><text:s text:c="12"/></text:span><text:span text:style-name="T35">free(cur)</text:span><text:span text:style-name="T31">;</text:span></text:p>
      <text:p text:style-name="Standard"><text:span text:style-name="T29"><text:s text:c="8"/></text:span><text:span text:style-name="T35">}</text:span></text:p>
      <text:p text:style-name="Standard"><text:s text:c="4"/><text:span text:style-name="T35">}</text:span></text:p>
      <text:p text:style-name="Standard">}</text:p>
      <text:p text:style-name="Standard"><text:span text:style-name="T37">Tree</text:span>* <text:span text:style-name="T39">minus</text:span>(<text:span text:style-name="T37">Tree</text:span>* cur) {<text:span text:style-name="T23">//удаляет по пути rlrl</text:span></text:p>
      <text:p text:style-name="Standard"><text:span text:style-name="T23"><text:s text:c="4"/></text:span><text:span text:style-name="T32">char </text:span><text:span text:style-name="T35">c = getchar()</text:span><text:span text:style-name="T31">;</text:span></text:p>
      <text:p text:style-name="Standard"><text:soft-page-break/><text:span text:style-name="T29"><text:s text:c="4"/></text:span><text:span text:style-name="T32">switch </text:span><text:span text:style-name="T35">(c) {</text:span></text:p>
      <text:p text:style-name="Standard"><text:s text:c="8"/><text:span text:style-name="T32">case </text:span><text:span text:style-name="T28">'r'</text:span><text:span text:style-name="T35">: {</text:span></text:p>
      <text:p text:style-name="Standard"><text:s text:c="12"/><text:span text:style-name="T32">if </text:span><text:span text:style-name="T35">(cur-&gt;</text:span><text:span text:style-name="T36">right</text:span><text:span text:style-name="T35">) {</text:span></text:p>
      <text:p text:style-name="Standard"><text:s text:c="16"/><text:span text:style-name="T35">minus(cur-&gt;</text:span><text:span text:style-name="T36">right</text:span><text:span text:style-name="T35">)</text:span><text:span text:style-name="T31">;</text:span></text:p>
      <text:p text:style-name="Standard"><text:span text:style-name="T29"><text:s text:c="12"/></text:span><text:span text:style-name="T35">}</text:span></text:p>
      <text:p text:style-name="Standard"><text:s text:c="12"/><text:span text:style-name="T32">break</text:span><text:span text:style-name="T31">;</text:span></text:p>
      <text:p text:style-name="Standard"><text:span text:style-name="T29"><text:s text:c="8"/></text:span><text:span text:style-name="T35">}</text:span></text:p>
      <text:p text:style-name="Standard"><text:s text:c="8"/><text:span text:style-name="T32">case </text:span><text:span text:style-name="T28">'l'</text:span><text:span text:style-name="T35">: {</text:span></text:p>
      <text:p text:style-name="Standard"><text:s text:c="12"/><text:span text:style-name="T32">if </text:span><text:span text:style-name="T35">(cur-&gt;</text:span><text:span text:style-name="T36">left</text:span><text:span text:style-name="T35">) {</text:span></text:p>
      <text:p text:style-name="Standard"><text:s text:c="16"/><text:span text:style-name="T35">minus(cur-&gt;</text:span><text:span text:style-name="T36">left</text:span><text:span text:style-name="T35">)</text:span><text:span text:style-name="T31">;</text:span></text:p>
      <text:p text:style-name="Standard"><text:span text:style-name="T29"><text:s text:c="12"/></text:span><text:span text:style-name="T35">}</text:span></text:p>
      <text:p text:style-name="Standard"><text:s text:c="12"/><text:span text:style-name="T32">break</text:span><text:span text:style-name="T31">;</text:span></text:p>
      <text:p text:style-name="Standard"><text:span text:style-name="T29"><text:s text:c="8"/></text:span><text:span text:style-name="T35">}</text:span></text:p>
      <text:p text:style-name="Standard"><text:s text:c="8"/><text:span text:style-name="T32">default</text:span><text:span text:style-name="T35">:</text:span></text:p>
      <text:p text:style-name="Standard"><text:s text:c="12"/><text:span text:style-name="T35">delete(cur)</text:span><text:span text:style-name="T31">;</text:span></text:p>
      <text:p text:style-name="Standard"><text:span text:style-name="T29"><text:s text:c="12"/></text:span><text:span text:style-name="T25">//удаление cur ноды</text:span></text:p>
      <text:p text:style-name="Standard"><text:span text:style-name="T23"><text:s text:c="4"/></text:span><text:span text:style-name="T35">}</text:span></text:p>
      <text:p text:style-name="Standard">}</text:p>
      <text:p text:style-name="Standard"><text:span text:style-name="T37">Tree </text:span>*<text:span text:style-name="T39">search_leaf</text:span>(<text:span text:style-name="T37">Tree </text:span>*root) {</text:p>
      <text:p text:style-name="Standard"><text:s text:c="4"/><text:span text:style-name="T32">while </text:span><text:span text:style-name="T35">(root-&gt;</text:span><text:span text:style-name="T36">right </text:span><text:span text:style-name="T35">|| root-&gt;</text:span><text:span text:style-name="T36">left</text:span><text:span text:style-name="T35">) {</text:span></text:p>
      <text:p text:style-name="Standard"><text:s text:c="8"/><text:span text:style-name="T32">if </text:span><text:span text:style-name="T35">(root-&gt;</text:span><text:span text:style-name="T36">right</text:span><text:span text:style-name="T35">) root = root-&gt;</text:span><text:span text:style-name="T36">right</text:span><text:span text:style-name="T31">;</text:span></text:p>
      <text:p text:style-name="Standard"><text:span text:style-name="T29"><text:s text:c="8"/></text:span><text:span text:style-name="T32">if </text:span><text:span text:style-name="T35">(root-&gt;</text:span><text:span text:style-name="T36">left</text:span><text:span text:style-name="T35">) root = root-&gt;</text:span><text:span text:style-name="T36">left</text:span><text:span text:style-name="T31">;</text:span></text:p>
      <text:p text:style-name="Standard"><text:span text:style-name="T29"><text:s text:c="4"/></text:span><text:span text:style-name="T35">}</text:span></text:p>
      <text:p text:style-name="Standard"><text:s text:c="4"/><text:span text:style-name="T32">return </text:span><text:span text:style-name="T35">root</text:span><text:span text:style-name="T31">;</text:span></text:p>
      <text:p text:style-name="Standard">}</text:p>
      <text:p text:style-name="Standard"><text:span text:style-name="T37">Tree</text:span>* <text:span text:style-name="T39">d</text:span>(<text:span text:style-name="T37">Tree </text:span>*cur<text:span text:style-name="T29">, </text:span><text:span text:style-name="T30">int </text:span>a) {<text:span text:style-name="T23">//удаляет по значению</text:span></text:p>
      <text:p text:style-name="Standard"><text:span text:style-name="T23"><text:s text:c="4"/></text:span><text:span text:style-name="T32">if </text:span><text:span text:style-name="T35">(cur-&gt;</text:span><text:span text:style-name="T36">data</text:span><text:span text:style-name="T35">!=a) {</text:span></text:p>
      <text:p text:style-name="Standard"><text:s text:c="8"/><text:span text:style-name="T32">if </text:span><text:span text:style-name="T35">(cur-&gt;</text:span><text:span text:style-name="T36">left</text:span><text:span text:style-name="T35">) d(cur-&gt;</text:span><text:span text:style-name="T36">left</text:span><text:span text:style-name="T31">,</text:span><text:span text:style-name="T35">a)</text:span><text:span text:style-name="T31">;</text:span></text:p>
      <text:p text:style-name="Standard"><text:span text:style-name="T29"><text:s text:c="8"/></text:span><text:span text:style-name="T32">if </text:span><text:span text:style-name="T35">(cur-&gt;</text:span><text:span text:style-name="T36">right</text:span><text:span text:style-name="T35">) d(cur-&gt;</text:span><text:span text:style-name="T36">right</text:span><text:span text:style-name="T31">,</text:span><text:span text:style-name="T35">a)</text:span><text:span text:style-name="T31">;</text:span></text:p>
      <text:p text:style-name="Standard"><text:span text:style-name="T29"><text:s text:c="4"/></text:span><text:span text:style-name="T35">} </text:span><text:span text:style-name="T32">else </text:span><text:span text:style-name="T35">{</text:span></text:p>
      <text:p text:style-name="Standard"><text:s text:c="7"/><text:span text:style-name="T35">delete(cur)</text:span><text:span text:style-name="T31">;</text:span></text:p>
      <text:p text:style-name="Standard"><text:span text:style-name="T29"><text:s text:c="4"/></text:span><text:span text:style-name="T35">}</text:span></text:p>
      <text:p text:style-name="Standard">}</text:p>
      <text:p text:style-name="Standard"><text:span text:style-name="T37">Tree</text:span>* <text:span text:style-name="T39">exc</text:span>(<text:span text:style-name="T37">Tree</text:span>* cur) {</text:p>
      <text:p text:style-name="Standard"><text:s text:c="4"/><text:span text:style-name="T32">int </text:span><text:span text:style-name="T35">c</text:span><text:span text:style-name="T31">;</text:span></text:p>
      <text:p text:style-name="Standard"><text:span text:style-name="T29"><text:s text:c="4"/></text:span><text:span text:style-name="T32">while </text:span><text:span text:style-name="T35">(c = getchar() ) {</text:span></text:p>
      <text:p text:style-name="Standard"><text:s text:c="8"/><text:span text:style-name="T32">switch </text:span><text:span text:style-name="T35">(c) {</text:span></text:p>
      <text:p text:style-name="Standard"><text:s text:c="12"/><text:span text:style-name="T32">case </text:span><text:span text:style-name="T28">'+'</text:span><text:span text:style-name="T35">:</text:span></text:p>
      <text:p text:style-name="Standard"><text:s text:c="16"/><text:span text:style-name="T32">if </text:span><text:span text:style-name="T35">(!root) {</text:span></text:p>
      <text:p text:style-name="Standard"><text:s text:c="20"/><text:span text:style-name="T35">root=(</text:span><text:span text:style-name="T38">Tree </text:span><text:span text:style-name="T35">*)malloc(</text:span><text:span text:style-name="T32">sizeof</text:span><text:span text:style-name="T35">(</text:span><text:span text:style-name="T38">Tree</text:span><text:span text:style-name="T35">))</text:span><text:span text:style-name="T31">;</text:span></text:p>
      <text:p text:style-name="Standard"><text:span text:style-name="T29"><text:s text:c="20"/></text:span><text:span text:style-name="T32">int </text:span><text:span text:style-name="T35">a = </text:span><text:span text:style-name="T40">0</text:span><text:span text:style-name="T31">;</text:span></text:p>
      <text:p text:style-name="Standard"><text:span text:style-name="T29"><text:s text:c="20"/></text:span><text:span text:style-name="T32">int </text:span><text:span text:style-name="T35">tmp = getchar()</text:span><text:span text:style-name="T31">;</text:span></text:p>
      <text:p text:style-name="Standard"><text:span text:style-name="T29"><text:s text:c="20"/></text:span><text:span text:style-name="T32">while </text:span><text:span text:style-name="T35">(tmp != </text:span><text:span text:style-name="T28">'</text:span><text:span text:style-name="T31">\n</text:span><text:span text:style-name="T28">'</text:span><text:span text:style-name="T35">) {</text:span></text:p>
      <text:p text:style-name="Standard"><text:s text:c="24"/><text:span text:style-name="T32">if </text:span><text:span text:style-name="T35">(tmp != </text:span><text:span text:style-name="T28">'r' </text:span><text:span text:style-name="T35">&amp;&amp; tmp != </text:span><text:span text:style-name="T28">'l'</text:span><text:span text:style-name="T35">) {</text:span></text:p>
      <text:p text:style-name="Standard"><text:s text:c="28"/><text:span text:style-name="T35">a = a * </text:span><text:span text:style-name="T40">10 </text:span><text:span text:style-name="T35">+ (tmp - </text:span><text:span text:style-name="T28">'0'</text:span><text:span text:style-name="T35">)</text:span><text:span text:style-name="T31">;</text:span></text:p>
      <text:p text:style-name="Standard"><text:span text:style-name="T29"><text:s text:c="24"/></text:span><text:span text:style-name="T35">}</text:span></text:p>
      <text:p text:style-name="Standard"><text:s text:c="24"/><text:span text:style-name="T35">tmp=getchar()</text:span><text:span text:style-name="T31">;</text:span></text:p>
      <text:p text:style-name="Standard"><text:span text:style-name="T29"><text:s text:c="20"/></text:span><text:span text:style-name="T35">}</text:span></text:p>
      <text:p text:style-name="Standard"><text:s text:c="20"/><text:span text:style-name="T35">root-&gt;</text:span><text:span text:style-name="T36">data </text:span><text:span text:style-name="T35">= a</text:span><text:span text:style-name="T31">;</text:span></text:p>
      <text:p text:style-name="Standard"><text:span text:style-name="T29"><text:s text:c="20"/></text:span><text:span text:style-name="T35">root-&gt;</text:span><text:span text:style-name="T36">parent</text:span><text:span text:style-name="T35">=</text:span><text:span text:style-name="T41">NULL</text:span><text:span text:style-name="T31">;</text:span></text:p>
      <text:p text:style-name="Standard"><text:span text:style-name="T29"><text:s text:c="20"/></text:span><text:span text:style-name="T32">break</text:span><text:span text:style-name="T31">;</text:span></text:p>
      <text:p text:style-name="Standard"><text:span text:style-name="T29"><text:s text:c="16"/></text:span><text:span text:style-name="T35">}</text:span><text:span text:style-name="T32">else </text:span><text:span text:style-name="T35">{</text:span></text:p>
      <text:p text:style-name="Standard"><text:s text:c="20"/><text:span text:style-name="T35">add(root</text:span><text:span text:style-name="T31">, </text:span><text:span text:style-name="T40">0</text:span><text:span text:style-name="T35">)</text:span><text:span text:style-name="T31">;</text:span></text:p>
      <text:p text:style-name="Standard"><text:soft-page-break/><text:span text:style-name="T29"><text:s text:c="16"/></text:span><text:span text:style-name="T35">}</text:span></text:p>
      <text:p text:style-name="Standard"><text:s text:c="15"/><text:span text:style-name="T32">break</text:span><text:span text:style-name="T31">;</text:span></text:p>
      <text:p text:style-name="Standard"><text:span text:style-name="T29"><text:s text:c="12"/></text:span><text:span text:style-name="T32">case </text:span><text:span text:style-name="T28">'p'</text:span><text:span text:style-name="T35">:</text:span></text:p>
      <text:p text:style-name="Standard"><text:s text:c="16"/><text:span text:style-name="T35">print_all_tree(root</text:span><text:span text:style-name="T31">, </text:span><text:span text:style-name="T40">50</text:span><text:span text:style-name="T35">)</text:span><text:span text:style-name="T31">;</text:span></text:p>
      <text:p text:style-name="Standard"><text:span text:style-name="T29"><text:s text:c="16"/></text:span><text:span text:style-name="T32">break</text:span><text:span text:style-name="T31">;</text:span></text:p>
      <text:p text:style-name="Standard"><text:span text:style-name="T29"><text:s text:c="12"/></text:span><text:span text:style-name="T32">case </text:span><text:span text:style-name="T28">'d'</text:span><text:span text:style-name="T35">: {</text:span></text:p>
      <text:p text:style-name="Standard"><text:s text:c="16"/><text:span text:style-name="T32">int </text:span><text:span text:style-name="T35">a = </text:span><text:span text:style-name="T40">0</text:span><text:span text:style-name="T31">;</text:span></text:p>
      <text:p text:style-name="Standard"><text:span text:style-name="T29"><text:s text:c="16"/></text:span><text:span text:style-name="T32">int </text:span><text:span text:style-name="T35">tmp = getchar()</text:span><text:span text:style-name="T31">;</text:span></text:p>
      <text:p text:style-name="Standard"><text:span text:style-name="T29"><text:s text:c="16"/></text:span><text:span text:style-name="T32">while </text:span><text:span text:style-name="T35">(tmp != </text:span><text:span text:style-name="T28">'</text:span><text:span text:style-name="T31">\n</text:span><text:span text:style-name="T28">'</text:span><text:span text:style-name="T35">) {</text:span></text:p>
      <text:p text:style-name="Standard"><text:s text:c="20"/><text:span text:style-name="T35">a = a * </text:span><text:span text:style-name="T40">10 </text:span><text:span text:style-name="T35">+ (tmp - </text:span><text:span text:style-name="T28">'0'</text:span><text:span text:style-name="T35">)</text:span><text:span text:style-name="T31">;</text:span></text:p>
      <text:p text:style-name="Standard"><text:span text:style-name="T29"><text:s text:c="20"/></text:span><text:span text:style-name="T35">tmp = getchar()</text:span><text:span text:style-name="T31">;</text:span></text:p>
      <text:p text:style-name="Standard"><text:span text:style-name="T29"><text:s text:c="16"/></text:span><text:span text:style-name="T35">}</text:span></text:p>
      <text:p text:style-name="Standard"><text:s text:c="20"/><text:span text:style-name="T35">d(root</text:span><text:span text:style-name="T31">, </text:span><text:span text:style-name="T35">a)</text:span><text:span text:style-name="T31">;</text:span></text:p>
      <text:p text:style-name="Standard"><text:span text:style-name="T29"><text:s text:c="16"/></text:span><text:span text:style-name="T32">break</text:span><text:span text:style-name="T31">;</text:span></text:p>
      <text:p text:style-name="Standard"><text:span text:style-name="T29"><text:s text:c="12"/></text:span><text:span text:style-name="T35">}</text:span></text:p>
      <text:p text:style-name="Standard"><text:s text:c="12"/><text:span text:style-name="T32">case </text:span><text:span text:style-name="T28">'!'</text:span><text:span text:style-name="T35">:</text:span></text:p>
      <text:p text:style-name="Standard"><text:s text:c="16"/><text:span text:style-name="T32">if </text:span><text:span text:style-name="T35">(check_line(root)) printf(</text:span><text:span text:style-name="T28">"LIN</text:span><text:span text:style-name="T31">\n</text:span><text:span text:style-name="T28">"</text:span><text:span text:style-name="T35">)</text:span><text:span text:style-name="T31">; </text:span><text:span text:style-name="T32">else </text:span><text:span text:style-name="T35">printf(</text:span><text:span text:style-name="T28">"NO</text:span><text:span text:style-name="T31">\n</text:span><text:span text:style-name="T28">"</text:span><text:span text:style-name="T35">)</text:span><text:span text:style-name="T31">;</text:span></text:p>
      <text:p text:style-name="Standard"><text:span text:style-name="T29"><text:s text:c="16"/></text:span><text:span text:style-name="T32">break</text:span><text:span text:style-name="T31">;</text:span></text:p>
      <text:p text:style-name="Standard"><text:span text:style-name="T29"><text:s text:c="12"/></text:span><text:span text:style-name="T32">case </text:span><text:span text:style-name="T28">'-'</text:span><text:span text:style-name="T35">:</text:span></text:p>
      <text:p text:style-name="Standard"><text:s text:c="16"/><text:span text:style-name="T35">minus(root)</text:span><text:span text:style-name="T31">;</text:span></text:p>
      <text:p text:style-name="Standard"><text:span text:style-name="T29"><text:s text:c="12"/></text:span><text:span text:style-name="T32">case </text:span><text:span text:style-name="T28">'b'</text:span><text:span text:style-name="T35">:</text:span></text:p>
      <text:p text:style-name="Standard"><text:s text:c="15"/><text:span text:style-name="T25">// printf("DELETE");</text:span></text:p>
      <text:p text:style-name="Standard"><text:span text:style-name="T23"><text:s text:c="15"/></text:span><text:span text:style-name="T32">if </text:span><text:span text:style-name="T35">(root) delete_tree(root)</text:span><text:span text:style-name="T31">;</text:span></text:p>
      <text:p text:style-name="Standard"><text:span text:style-name="T29"><text:s text:c="16"/></text:span><text:span text:style-name="T32">return </text:span><text:span text:style-name="T41">NULL</text:span><text:span text:style-name="T31">;</text:span></text:p>
      <text:p text:style-name="Standard"><text:span text:style-name="T29"><text:s text:c="16"/></text:span><text:span text:style-name="T32">break</text:span><text:span text:style-name="T31">;</text:span></text:p>
      <text:p text:style-name="Standard"><text:span text:style-name="T29"><text:s text:c="8"/></text:span><text:span text:style-name="T35">}</text:span></text:p>
      <text:p text:style-name="Standard"><text:s text:c="4"/><text:span text:style-name="T35">}</text:span></text:p>
      <text:p text:style-name="Standard"><text:s text:c="4"/><text:span text:style-name="T25">//printf("DELETE");</text:span></text:p>
      <text:p text:style-name="Standard"><text:span text:style-name="T23"><text:s text:c="4"/></text:span><text:span text:style-name="T35">delete_tree(root)</text:span><text:span text:style-name="T31">;</text:span></text:p>
      <text:p text:style-name="Standard"><text:span text:style-name="T29"><text:s text:c="4"/></text:span><text:span text:style-name="T32">if </text:span><text:span text:style-name="T35">(root) delete_tree(root)</text:span><text:span text:style-name="T31">;</text:span></text:p>
      <text:p text:style-name="Standard">}</text:p>
      <text:p text:style-name="Standard"><text:span text:style-name="T30">void </text:span><text:span text:style-name="T39">delete_tree</text:span>(<text:span text:style-name="T37">Tree </text:span>*cur) {</text:p>
      <text:p text:style-name="Standard"><text:s text:c="4"/><text:span text:style-name="T32">if </text:span><text:span text:style-name="T35">(cur-&gt;</text:span><text:span text:style-name="T36">right</text:span><text:span text:style-name="T35">) delete_tree(cur-&gt;</text:span><text:span text:style-name="T36">right</text:span><text:span text:style-name="T35">)</text:span><text:span text:style-name="T31">;</text:span></text:p>
      <text:p text:style-name="Standard"><text:span text:style-name="T29"><text:s text:c="4"/></text:span><text:span text:style-name="T32">if </text:span><text:span text:style-name="T35">(cur-&gt;</text:span><text:span text:style-name="T36">left</text:span><text:span text:style-name="T35">) delete_tree(cur-&gt;</text:span><text:span text:style-name="T36">left</text:span><text:span text:style-name="T35">)</text:span><text:span text:style-name="T31">;</text:span></text:p>
      <text:p text:style-name="Standard"><text:span text:style-name="T29"><text:s text:c="4"/></text:span><text:span text:style-name="T35">cur-&gt;</text:span><text:span text:style-name="T36">right</text:span><text:span text:style-name="T35">=</text:span><text:span text:style-name="T41">NULL</text:span><text:span text:style-name="T31">;</text:span></text:p>
      <text:p text:style-name="Standard"><text:span text:style-name="T29"><text:s text:c="4"/></text:span><text:span text:style-name="T35">cur-&gt;</text:span><text:span text:style-name="T36">left</text:span><text:span text:style-name="T35">=</text:span><text:span text:style-name="T41">NULL</text:span><text:span text:style-name="T31">;</text:span></text:p>
      <text:p text:style-name="Standard"><text:span text:style-name="T29"><text:s text:c="4"/></text:span><text:span text:style-name="T35">cur-&gt;</text:span><text:span text:style-name="T36">parent</text:span><text:span text:style-name="T35">=</text:span><text:span text:style-name="T41">NULL</text:span><text:span text:style-name="T31">;</text:span></text:p>
      <text:p text:style-name="Standard"><text:span text:style-name="T29"><text:s text:c="4"/></text:span><text:span text:style-name="T35">cur-&gt;</text:span><text:span text:style-name="T36">data</text:span><text:span text:style-name="T35">=</text:span><text:span text:style-name="T40">0</text:span><text:span text:style-name="T31">;</text:span></text:p>
      <text:p text:style-name="Standard"><text:span text:style-name="T29"><text:s text:c="4"/></text:span><text:span text:style-name="T35">free(cur)</text:span><text:span text:style-name="T31">;</text:span></text:p>
      <text:p text:style-name="Standard">}</text:p>
      <text:p text:style-name="Standard"><text:span text:style-name="T30">int </text:span><text:span text:style-name="T39">main</text:span>() {</text:p>
      <text:p text:style-name="Standard"><text:s text:c="4"/><text:span text:style-name="T35">root = </text:span><text:span text:style-name="T41">NULL</text:span><text:span text:style-name="T31">;</text:span></text:p>
      <text:p text:style-name="Standard"><text:span text:style-name="T29"><text:s text:c="3"/></text:span><text:span text:style-name="T35">exc(root)</text:span><text:span text:style-name="T31">;</text:span></text:p>
      <text:p text:style-name="Standard">}</text:p>
      <text:p text:style-name="Standard"/>
      <text:p text:style-name="Standard"/>
      <text:p text:style-name="Standard"/>
      <text:p text:style-name="P2"/>
      <text:p text:style-name="P15"/>
      <text:p text:style-name="P15"/>
      <text:p text:style-name="P3"><text:span text:style-name="T21">Пункты 1-7 отчёта составляются </text:span><text:span text:style-name="T22">строго до</text:span><text:span text:style-name="T21"> начала лабораторной работы.</text:span></text:p>
      <text:p text:style-name="P13"/>
      <text:p text:style-name="P19"><text:span text:style-name="T6">Допущен к выполнению работы. Подпись преподавателя </text:span><text:span text:style-name="T8"><text:tab/><text:tab/><text:tab/><text:tab/></text:span></text:p>
      <text:p text:style-name="P9"><text:soft-page-break/></text:p>
      <text:p text:style-name="P9"/>
      <text:p text:style-name="P12"/>
      <text:p text:style-name="P14"/>
      <text:p text:style-name="P14"/>
      <text:p text:style-name="P14"/>
      <text:list xml:id="list220628229675344" text:continue-numbering="true" text:style-name="WWNum1">
        <text:list-item>
          <text:p text:style-name="P31"><text:span text:style-name="T20">Распечатка протокола</text:span><text:span text:style-name="T6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7"/>
      <text:p text:style-name="P16"/>
      <text:list xml:id="list220628318561233" text:continue-numbering="true" text:style-name="WWNum1">
        <text:list-item>
          <text:p text:style-name="P36"><text:span text:style-name="T20">Дневник отладки</text:span><text:span text:style-name="T6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8">№</text:p>
          </table:table-cell>
          <table:table-cell table:style-name="Таблица2.A1" office:value-type="string">
            <text:p text:style-name="P18">Лаб.</text:p>
            <text:p text:style-name="P18">или</text:p>
            <text:p text:style-name="P18">дом.</text:p>
          </table:table-cell>
          <table:table-cell table:style-name="Таблица2.A1" office:value-type="string">
            <text:p text:style-name="P18">Дата</text:p>
          </table:table-cell>
          <table:table-cell table:style-name="Таблица2.A1" office:value-type="string">
            <text:p text:style-name="P18">Время</text:p>
          </table:table-cell>
          <table:table-cell table:style-name="Таблица2.A1" office:value-type="string">
            <text:p text:style-name="P18">Событие</text:p>
          </table:table-cell>
          <table:table-cell table:style-name="Таблица2.A1" office:value-type="string">
            <text:p text:style-name="P18">Действие по исправлению</text:p>
          </table:table-cell>
          <table:table-cell table:style-name="Таблица2.A1" office:value-type="string">
            <text:p text:style-name="P18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11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0"/>
          </table:table-cell>
          <table:table-cell table:style-name="Таблица2.A1" office:value-type="string">
            <text:p text:style-name="P10"/>
          </table:table-cell>
        </table:table-row>
      </table:table>
      <text:p text:style-name="P10"/>
      <text:list xml:id="list220629882616029" text:continue-numbering="true" text:style-name="WWNum1">
        <text:list-item>
          <text:p text:style-name="P31"><text:span text:style-name="T6">Замечание автора по существу работы </text:span><text:span text:style-name="T10">Замечаний нет</text:span></text:p>
        </text:list-item>
      </text:list>
      <text:p text:style-name="P24"/>
      <text:list xml:id="list220628985532686" text:continue-numbering="true" text:style-name="WWNum1">
        <text:list-item>
          <text:p text:style-name="P31"><text:span text:style-name="T6">Выводы <text:s/></text:span><text:span text:style-name="T8"><text:tab/></text:span><text:span text:style-name="T10">В ходе работы научился </text:span><text:span text:style-name="T13">работать с деревьями</text:span></text:p>
        </text:list-item>
      </text:list>
      <text:p text:style-name="P24"/>
      <text:p text:style-name="P21"><text:span text:style-name="T6">Недочеты, допущенные при выполнении задания, могут быть устранены следующим образом </text:span><text:span text:style-name="T8"><text:tab/></text:span></text:p>
      <text:p text:style-name="P21"><text:span text:style-name="T11">Недочетов не допущено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4"/>
      <text:p text:style-name="P28"><text:span text:style-name="T6">Подпись студента </text:span><text:span text:style-name="T8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1" svg:font-family="'DejaVu Sans Mono'"/>
    <style:font-face style:name="FreeSans1" svg:font-family="FreeSans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ru" fo:country="RU" style:font-name-asian="Tahoma1" style:font-family-asian="Tahoma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1pt" fo:language="ru" fo:country="RU" style:font-name-asian="Tahoma1" style:font-family-asian="Tahoma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ahoma" fo:font-family="Tahoma" style:font-family-generic="roman" style:font-pitch="variable" fo:font-size="8pt" fo:language="ru" fo:country="RU" style:font-size-asian="8pt" style:language-asian="ru" style:country-asian="RU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align="start" style:justify-single-word="false" fo:orphans="2" fo:widows="2" fo:text-indent="0cm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0pt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9-05-17T22:06:27.564167071</dc:date>
    <meta:print-date>2019-04-12T20:59:54.524009270</meta:print-date>
    <meta:editing-cycles>31</meta:editing-cycles>
    <meta:editing-duration>PT17H19M5S</meta:editing-duration>
    <meta:generator>LibreOffice/5.2.7.2$Linux_X86_64 LibreOffice_project/20m0$Build-2</meta:generator>
    <meta:document-statistic meta:table-count="2" meta:image-count="1" meta:object-count="0" meta:page-count="8" meta:paragraph-count="342" meta:word-count="1169" meta:character-count="10974" meta:non-whitespace-character-count="7358"/>
    <meta:user-defined meta:name="Operator">comp</meta:user-defined>
  </office:meta>
</office:document-meta>
</file>